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489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Liberation Sans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/>
    </style:style>
    <style:style style:name="ce3" style:family="table-cell" style:parent-style-name="Default">
      <style:text-properties style:font-name="Liberation Sans"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9pt"/>
    </style:style>
    <style:style style:name="ce6" style:family="table-cell" style:parent-style-name="Default">
      <style:table-cell-properties style:vertical-align="middle"/>
      <style:text-properties fo:color="#000000" style:font-name="Liberation Sans" fo:font-size="9pt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Liberation Sans" fo:font-size="7pt" style:font-size-asian="7pt" style:font-size-complex="7pt"/>
    </style:style>
    <style:style style:name="ce9" style:family="table-cell" style:parent-style-name="Default">
      <style:text-properties style:font-name="Liberation Sans" fo:font-size="7pt" style:font-size-asian="7pt" style:font-size-complex="7pt"/>
    </style:style>
    <style:style style:name="ce10" style:family="table-cell" style:parent-style-name="Default">
      <style:table-cell-properties style:vertical-align="middle"/>
      <style:text-properties fo:color="#000000" style:font-name="Liberation Sans" fo:font-size="7pt" style:font-size-asian="7pt" style:font-size-complex="7pt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Liberation Sans" fo:font-size="9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9pt"/>
    </style:style>
    <style:style style:name="ce13" style:family="table-cell" style:parent-style-name="Default">
      <style:text-properties style:font-name="Liberation Sans" fo:font-size="7pt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Liberation Sans" fo:font-size="9pt"/>
    </style:style>
    <style:style style:name="ce16" style:family="table-cell" style:parent-style-name="Default">
      <style:table-cell-properties style:vertical-align="middle"/>
      <style:text-properties style:font-name="Liberation Sans" fo:font-size="7pt"/>
    </style:style>
    <style:style style:name="ce17" style:family="table-cell" style:parent-style-name="Default" style:data-style-name="N11">
      <style:table-cell-properties style:vertical-align="middle"/>
      <style:text-properties fo:color="#000000" style:font-name="Liberation Sans" fo:font-size="9pt"/>
    </style:style>
    <style:style style:name="ce18" style:family="table-cell" style:parent-style-name="Default" style:data-style-name="N11">
      <style:text-properties style:font-name="Liberation Sans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21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ext-properties style:font-name="Liberation Sans" fo:font-size="6pt"/>
    </style:style>
    <style:style style:name="ce26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1" table:default-cell-style-name="ce7"/>
        <table:table-row table:style-name="ro1">
          <table:table-cell table:style-name="ce1" office:value-type="string">
            <text:p>icon</text:p>
          </table:table-cell>
          <table:table-cell table:style-name="ce8" office:value-type="string">
            <text:p>coments</text:p>
          </table:table-cell>
          <table:table-cell table:style-name="ce11" office:value-type="string">
            <text:p>status</text:p>
          </table:table-cell>
          <table:table-cell table:style-name="ce12" office:value-type="string">
            <text:p>16x16</text:p>
          </table:table-cell>
          <table:table-cell table:style-name="ce12" office:value-type="string">
            <text:p>22x22</text:p>
          </table:table-cell>
          <table:table-cell table:style-name="ce12" office:value-type="string">
            <text:p>32x32</text:p>
          </table:table-cell>
          <table:table-cell table:style-name="ce12" office:value-type="string">
            <text:p>48x48</text:p>
          </table:table-cell>
          <table:table-cell table:style-name="ce12" office:value-type="string">
            <text:p>location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7" table:formula="of:=SUM([.I2:.I113])/(113*4)" office:value-type="percentage" office:value="0.836283185840708">
            <text:p>83,63%</text:p>
          </table:table-cell>
          <table:table-cell table:style-name="ce5" office:value-type="string">
            <text:p>done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style-name="ce18" table:formula="of:=SUM([.I116:.I324])/([.B324]*4)" office:value-type="percentage" office:value="0.177033492822967">
            <text:p>17,70%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close.png</text:p>
          </table:table-cell>
          <table:table-cell table:style-name="ce10"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circl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10"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12" office:value-type="string">
            <text:p>DON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10"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lock.png</text:p>
          </table:table-cell>
          <table:table-cell table:style-name="ce10"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2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scal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./story-editor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12" office:value-type="string">
            <text:p>DONE</text:p>
          </table:table-cell>
          <table:table-cell table:style-name="ce1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1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2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2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3"/>
          <table:table-cell table:number-columns-repeated="8"/>
          <table:table-cell table:style-name="ce19" table:number-columns-repeated="3"/>
          <table:table-cell table:number-columns-repeated="1012"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20" office:value-type="string">
            <text:p>freedesktop name</text:p>
          </table:table-cell>
          <table:table-cell table:style-name="ce26" office:value-type="string">
            <text:p>oxygen name</text:p>
          </table:table-cell>
          <table:table-cell table:style-name="ce26" office:value-type="string">
            <text:p>proposed name</text:p>
          </table:table-cell>
          <table:table-cell table:style-name="ce26" office:value-type="string">
            <text:p>description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above.png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/>
          <table:table-cell table:formula="of:=IF([.D116]=&quot;x&quot;;1;0)+IF([.E116]=&quot;x&quot;;1;0)+IF([.F116]=&quot;x&quot;;1;0)+IF([.G116]=&quot;x&quot;;1;0)" office:value-type="float" office:value="0">
            <text:p>0</text:p>
          </table:table-cell>
          <table:table-cell table:style-name="ce21"/>
          <table:table-cell table:style-name="ce19"/>
          <table:table-cell table:style-name="ce20" office:value-type="string">
            <text:p>./actions/format-abov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ddNode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7]=&quot;x&quot;;1;0)+IF([.E117]=&quot;x&quot;;1;0)+IF([.F117]=&quot;x&quot;;1;0)+IF([.G117]=&quot;x&quot;;1;0)" office:value-type="float" office:value="4">
            <text:p>4</text:p>
          </table:table-cell>
          <table:table-cell table:style-name="ce19" table:number-columns-repeated="2"/>
          <table:table-cell table:style-name="ce20" office:value-type="string">
            <text:p>./actions/format-add-nod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crobat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8]=&quot;x&quot;;1;0)+IF([.E118]=&quot;x&quot;;1;0)+IF([.F118]=&quot;x&quot;;1;0)+IF([.G118]=&quot;x&quot;;1;0)" office:value-type="float" office:value="4">
            <text:p>4</text:p>
          </table:table-cell>
          <table:table-cell table:style-name="ce19"/>
          <table:table-cell table:style-name="ce26" office:value-type="string">
            <text:p>./mimetypes/application-pdf.svg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acroread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9]=&quot;x&quot;;1;0)+IF([.E119]=&quot;x&quot;;1;0)+IF([.F119]=&quot;x&quot;;1;0)+IF([.G119]=&quot;x&quot;;1;0)" office:value-type="float" office:value="4">
            <text:p>4</text:p>
          </table:table-cell>
          <table:table-cell table:style-name="ce19"/>
          <table:table-cell table:style-name="ce26" office:value-type="string">
            <text:p>./apps/acroread.svg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AddPoint.p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0]=&quot;x&quot;;1;0)+IF([.E120]=&quot;x&quot;;1;0)+IF([.F120]=&quot;x&quot;;1;0)+IF([.G120]=&quot;x&quot;;1;0)" office:value-type="float" office:value="4">
            <text:p>4</text:p>
          </table:table-cell>
          <table:table-cell table:style-name="ce19"/>
          <table:table-cell table:style-name="ce19" office:value-type="string">
            <text:p>/actions/format-add-node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" office:value-type="string">
            <text:p>alert.png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1]=&quot;x&quot;;1;0)+IF([.E121]=&quot;x&quot;;1;0)+IF([.F121]=&quot;x&quot;;1;0)+IF([.G121]=&quot;x&quot;;1;0)" office:value-type="float" office:value="4">
            <text:p>4</text:p>
          </table:table-cell>
          <table:table-cell table:style-name="ce20" office:value-type="string">
            <text:p>./status/dialog-warning.svg</text:p>
          </table:table-cell>
          <table:table-cell table:style-name="ce19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AllCaps.png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/>
          <table:table-cell table:formula="of:=IF([.D122]=&quot;x&quot;;1;0)+IF([.E122]=&quot;x&quot;;1;0)+IF([.F122]=&quot;x&quot;;1;0)+IF([.G122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7" office:value-type="string">
            <text:p>./actions/format-text-allcaps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AppIcon.png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/>
          <table:table-cell table:formula="of:=IF([.D123]=&quot;x&quot;;1;0)+IF([.E123]=&quot;x&quot;;1;0)+IF([.F123]=&quot;x&quot;;1;0)+IF([.G123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pplications/scribus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AppIcon2.png</text:p>
          </table:table-cell>
          <table:table-cell office:value-type="float" office:value="9">
            <text:p>9</text:p>
          </table:table-cell>
          <table:table-cell/>
          <table:table-cell table:number-columns-repeated="4"/>
          <table:table-cell/>
          <table:table-cell table:formula="of:=IF([.D124]=&quot;x&quot;;1;0)+IF([.E124]=&quot;x&quot;;1;0)+IF([.F124]=&quot;x&quot;;1;0)+IF([.G124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pplications/scribus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below.png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table:formula="of:=IF([.D125]=&quot;x&quot;;1;0)+IF([.E125]=&quot;x&quot;;1;0)+IF([.F125]=&quot;x&quot;;1;0)+IF([.G125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0" office:value-type="string">
            <text:p>./actions/format-below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BevelJoin.png</text:p>
          </table:table-cell>
          <table:table-cell office:value-type="float" office:value="11">
            <text:p>11</text:p>
          </table:table-cell>
          <table:table-cell/>
          <table:table-cell table:number-columns-repeated="4"/>
          <table:table-cell/>
          <table:table-cell table:formula="of:=IF([.D126]=&quot;x&quot;;1;0)+IF([.E126]=&quot;x&quot;;1;0)+IF([.F126]=&quot;x&quot;;1;0)+IF([.G126]=&quot;x&quot;;1;0)" office:value-type="float" office:value="0">
            <text:p>0</text:p>
          </table:table-cell>
          <table:table-cell table:style-name="ce19" table:number-columns-repeated="2"/>
          <table:table-cell table:style-name="ce26" office:value-type="string">
            <text:p>./actions/format-join-bevel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ezierClose.png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7]=&quot;x&quot;;1;0)+IF([.E127]=&quot;x&quot;;1;0)+IF([.F127]=&quot;x&quot;;1;0)+IF([.G127]=&quot;x&quot;;1;0)" office:value-type="float" office:value="4">
            <text:p>4</text:p>
          </table:table-cell>
          <table:table-cell table:style-name="ce19" table:number-columns-repeated="2"/>
          <table:table-cell table:style-name="ce20" office:value-type="string">
            <text:p>./actions/format-bezier-clos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eziertool.pn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8]=&quot;x&quot;;1;0)+IF([.E128]=&quot;x&quot;;1;0)+IF([.F128]=&quot;x&quot;;1;0)+IF([.G128]=&quot;x&quot;;1;0)" office:value-type="float" office:value="4">
            <text:p>4</text:p>
          </table:table-cell>
          <table:table-cell table:style-name="ce19"/>
          <table:table-cell table:style-name="ce20" office:value-type="string">
            <text:p>./actions/draw-bezier-curves.svgz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eziertool16.png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9]=&quot;x&quot;;1;0)+IF([.E129]=&quot;x&quot;;1;0)+IF([.F129]=&quot;x&quot;;1;0)+IF([.G129]=&quot;x&quot;;1;0)" office:value-type="float" office:value="4">
            <text:p>4</text:p>
          </table:table-cell>
          <table:table-cell table:style-name="ce19"/>
          <table:table-cell table:style-name="ce20" office:value-type="string">
            <text:p>./actions/draw-bezier-curves.svgz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" office:value-type="string">
            <text:p>blend.png</text:p>
          </table:table-cell>
          <table:table-cell office:value-type="float" office:value="15">
            <text:p>15</text:p>
          </table:table-cell>
          <table:table-cell/>
          <table:table-cell table:number-columns-repeated="4"/>
          <table:table-cell/>
          <table:table-cell table:formula="of:=IF([.D130]=&quot;x&quot;;1;0)+IF([.E130]=&quot;x&quot;;1;0)+IF([.F130]=&quot;x&quot;;1;0)+IF([.G130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mimetypes/application-x-kcsrc.svgz</text:p>
          </table:table-cell>
          <table:table-cell table:style-name="ce20" office:value-type="string">
            <text:p>./actions/format-blend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uttCap.png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/>
          <table:table-cell table:formula="of:=IF([.D131]=&quot;x&quot;;1;0)+IF([.E131]=&quot;x&quot;;1;0)+IF([.F131]=&quot;x&quot;;1;0)+IF([.G131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cap-butt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charset.png</text:p>
          </table:table-cell>
          <table:table-cell office:value-type="float" office:value="17">
            <text:p>17</text:p>
          </table:table-cell>
          <table:table-cell/>
          <table:table-cell table:number-columns-repeated="4"/>
          <table:table-cell/>
          <table:table-cell table:formula="of:=IF([.D132]=&quot;x&quot;;1;0)+IF([.E132]=&quot;x&quot;;1;0)+IF([.F132]=&quot;x&quot;;1;0)+IF([.G132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character-set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heckdoc.png</text:p>
          </table:table-cell>
          <table:table-cell office:value-type="float" office:value="18">
            <text:p>18</text:p>
          </table:table-cell>
          <table:table-cell/>
          <table:table-cell table:number-columns-repeated="4"/>
          <table:table-cell/>
          <table:table-cell table:formula="of:=IF([.D133]=&quot;x&quot;;1;0)+IF([.E133]=&quot;x&quot;;1;0)+IF([.F133]=&quot;x&quot;;1;0)+IF([.G133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check-document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lear_right.png</text:p>
          </table:table-cell>
          <table:table-cell office:value-type="float" office:value="19">
            <text:p>19</text:p>
          </table:table-cell>
          <table:table-cell/>
          <table:table-cell table:number-columns-repeated="4"/>
          <table:table-cell/>
          <table:table-cell table:formula="of:=IF([.D134]=&quot;x&quot;;1;0)+IF([.E134]=&quot;x&quot;;1;0)+IF([.F134]=&quot;x&quot;;1;0)+IF([.G134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edit-clear-right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cmsOff.png</text:p>
          </table:table-cell>
          <table:table-cell office:value-type="float" office:value="20">
            <text:p>20</text:p>
          </table:table-cell>
          <table:table-cell/>
          <table:table-cell table:number-columns-repeated="4"/>
          <table:table-cell/>
          <table:table-cell table:formula="of:=IF([.D135]=&quot;x&quot;;1;0)+IF([.E135]=&quot;x&quot;;1;0)+IF([.F135]=&quot;x&quot;;1;0)+IF([.G135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cms-off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msOn.png</text:p>
          </table:table-cell>
          <table:table-cell office:value-type="float" office:value="21">
            <text:p>21</text:p>
          </table:table-cell>
          <table:table-cell/>
          <table:table-cell table:number-columns-repeated="4"/>
          <table:table-cell/>
          <table:table-cell table:formula="of:=IF([.D136]=&quot;x&quot;;1;0)+IF([.E136]=&quot;x&quot;;1;0)+IF([.F136]=&quot;x&quot;;1;0)+IF([.G136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cms-on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myk.png</text:p>
          </table:table-cell>
          <table:table-cell office:value-type="float" office:value="22">
            <text:p>22</text:p>
          </table:table-cell>
          <table:table-cell/>
          <table:table-cell table:number-columns-repeated="4"/>
          <table:table-cell/>
          <table:table-cell table:formula="of:=IF([.D137]=&quot;x&quot;;1;0)+IF([.E137]=&quot;x&quot;;1;0)+IF([.F137]=&quot;x&quot;;1;0)+IF([.G137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cmyk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olorpicker.png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8]=&quot;x&quot;;1;0)+IF([.E138]=&quot;x&quot;;1;0)+IF([.F138]=&quot;x&quot;;1;0)+IF([.G138]=&quot;x&quot;;1;0)" office:value-type="float" office:value="4">
            <text:p>4</text:p>
          </table:table-cell>
          <table:table-cell table:style-name="ce19"/>
          <table:table-cell table:style-name="ce20" office:value-type="string">
            <text:p>./actions/color-picker.svg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" office:value-type="string">
            <text:p>colorpickercursor.png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9]=&quot;x&quot;;1;0)+IF([.E139]=&quot;x&quot;;1;0)+IF([.F139]=&quot;x&quot;;1;0)+IF([.G139]=&quot;x&quot;;1;0)" office:value-type="float" office:value="4">
            <text:p>4</text:p>
          </table:table-cell>
          <table:table-cell table:style-name="ce19"/>
          <table:table-cell table:style-name="ce20" office:value-type="string">
            <text:p>./actions/color-picker.svg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" office:value-type="string">
            <text:p>compfile.png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0]=&quot;x&quot;;1;0)+IF([.E140]=&quot;x&quot;;1;0)+IF([.F140]=&quot;x&quot;;1;0)+IF([.G140]=&quot;x&quot;;1;0)" office:value-type="float" office:value="4">
            <text:p>4</text:p>
          </table:table-cell>
          <table:table-cell table:style-name="ce19"/>
          <table:table-cell table:style-name="ce20"/>
          <table:table-cell table:style-name="ce20" office:value-type="string">
            <text:p>./actions/edit-text-frame-updat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ompfile16.png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1]=&quot;x&quot;;1;0)+IF([.E141]=&quot;x&quot;;1;0)+IF([.F141]=&quot;x&quot;;1;0)+IF([.G141]=&quot;x&quot;;1;0)" office:value-type="float" office:value="4">
            <text:p>4</text:p>
          </table:table-cell>
          <table:table-cell table:style-name="ce19"/>
          <table:table-cell table:style-name="ce20"/>
          <table:table-cell table:style-name="ce20" office:value-type="string">
            <text:p>./actions/edit-text-frame-updat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onfigure.p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2]=&quot;x&quot;;1;0)+IF([.E142]=&quot;x&quot;;1;0)+IF([.F142]=&quot;x&quot;;1;0)+IF([.G142]=&quot;x&quot;;1;0)" office:value-type="float" office:value="4">
            <text:p>4</text:p>
          </table:table-cell>
          <table:table-cell table:style-name="ce19"/>
          <table:table-cell table:style-name="ce26" office:value-type="string">
            <text:p>./actions/configure.svg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>
            <text:p>Corner.xpm</text:p>
          </table:table-cell>
          <table:table-cell office:value-type="float" office:value="28">
            <text:p>28</text:p>
          </table:table-cell>
          <table:table-cell/>
          <table:table-cell table:number-columns-repeated="4"/>
          <table:table-cell/>
          <table:table-cell table:formula="of:=IF([.D143]=&quot;x&quot;;1;0)+IF([.E143]=&quot;x&quot;;1;0)+IF([.F143]=&quot;x&quot;;1;0)+IF([.G143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corner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rop.png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4]=&quot;x&quot;;1;0)+IF([.E144]=&quot;x&quot;;1;0)+IF([.F144]=&quot;x&quot;;1;0)+IF([.G144]=&quot;x&quot;;1;0)" office:value-type="float" office:value="4">
            <text:p>4</text:p>
          </table:table-cell>
          <table:table-cell table:style-name="ce19" table:number-columns-repeated="2"/>
          <table:table-cell table:style-name="ce20" office:value-type="string">
            <text:p>./actions/transform-crop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urve.png</text:p>
          </table:table-cell>
          <table:table-cell office:value-type="float" office:value="30">
            <text:p>30</text:p>
          </table:table-cell>
          <table:table-cell/>
          <table:table-cell table:number-columns-repeated="4"/>
          <table:table-cell/>
          <table:table-cell table:formula="of:=IF([.D145]=&quot;x&quot;;1;0)+IF([.E145]=&quot;x&quot;;1;0)+IF([.F145]=&quot;x&quot;;1;0)+IF([.G145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curv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urvebezier.png</text:p>
          </table:table-cell>
          <table:table-cell office:value-type="float" office:value="31">
            <text:p>31</text:p>
          </table:table-cell>
          <table:table-cell/>
          <table:table-cell table:number-columns-repeated="4"/>
          <table:table-cell/>
          <table:table-cell table:formula="of:=IF([.D146]=&quot;x&quot;;1;0)+IF([.E146]=&quot;x&quot;;1;0)+IF([.F146]=&quot;x&quot;;1;0)+IF([.G146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bezier-curv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urvelinear.png</text:p>
          </table:table-cell>
          <table:table-cell office:value-type="float" office:value="32">
            <text:p>32</text:p>
          </table:table-cell>
          <table:table-cell/>
          <table:table-cell table:number-columns-repeated="4"/>
          <table:table-cell/>
          <table:table-cell table:formula="of:=IF([.D147]=&quot;x&quot;;1;0)+IF([.E147]=&quot;x&quot;;1;0)+IF([.F147]=&quot;x&quot;;1;0)+IF([.G147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linear-curv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eletelayer.png</text:p>
          </table:table-cell>
          <table:table-cell office:value-type="float" office:value="33">
            <text:p>33</text:p>
          </table:table-cell>
          <table:table-cell/>
          <table:table-cell table:number-columns-repeated="4"/>
          <table:table-cell/>
          <table:table-cell table:formula="of:=IF([.D148]=&quot;x&quot;;1;0)+IF([.E148]=&quot;x&quot;;1;0)+IF([.F148]=&quot;x&quot;;1;0)+IF([.G148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delete-layer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eleteNode.p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9]=&quot;x&quot;;1;0)+IF([.E149]=&quot;x&quot;;1;0)+IF([.F149]=&quot;x&quot;;1;0)+IF([.G149]=&quot;x&quot;;1;0)" office:value-type="float" office:value="4">
            <text:p>4</text:p>
          </table:table-cell>
          <table:table-cell table:style-name="ce19" table:number-columns-repeated="2"/>
          <table:table-cell table:style-name="ce20" office:value-type="string">
            <text:p>./actions/format-remove-nod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elPoint.png</text:p>
          </table:table-cell>
          <table:table-cell office:value-type="float" office:value="35">
            <text:p>35</text:p>
          </table:table-cell>
          <table:table-cell/>
          <table:table-cell table:number-columns-repeated="4"/>
          <table:table-cell/>
          <table:table-cell table:formula="of:=IF([.D150]=&quot;x&quot;;1;0)+IF([.E150]=&quot;x&quot;;1;0)+IF([.F150]=&quot;x&quot;;1;0)+IF([.G150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delete-point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ist.png</text:p>
          </table:table-cell>
          <table:table-cell office:value-type="float" office:value="36">
            <text:p>36</text:p>
          </table:table-cell>
          <table:table-cell/>
          <table:table-cell table:number-columns-repeated="4"/>
          <table:table-cell/>
          <table:table-cell table:formula="of:=IF([.D151]=&quot;x&quot;;1;0)+IF([.E151]=&quot;x&quot;;1;0)+IF([.F151]=&quot;x&quot;;1;0)+IF([.G151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distanc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ist22.png</text:p>
          </table:table-cell>
          <table:table-cell office:value-type="float" office:value="37">
            <text:p>37</text:p>
          </table:table-cell>
          <table:table-cell/>
          <table:table-cell table:number-columns-repeated="4"/>
          <table:table-cell/>
          <table:table-cell table:formula="of:=IF([.D152]=&quot;x&quot;;1;0)+IF([.E152]=&quot;x&quot;;1;0)+IF([.F152]=&quot;x&quot;;1;0)+IF([.G152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distance22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oc.png</text:p>
          </table:table-cell>
          <table:table-cell office:value-type="float" office:value="38">
            <text:p>38</text:p>
          </table:table-cell>
          <table:table-cell/>
          <table:table-cell table:number-columns-repeated="4"/>
          <table:table-cell/>
          <table:table-cell table:formula="of:=IF([.D153]=&quot;x&quot;;1;0)+IF([.E153]=&quot;x&quot;;1;0)+IF([.F153]=&quot;x&quot;;1;0)+IF([.G153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document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ocattributes.png</text:p>
          </table:table-cell>
          <table:table-cell office:value-type="float" office:value="39">
            <text:p>39</text:p>
          </table:table-cell>
          <table:table-cell/>
          <table:table-cell table:number-columns-repeated="4"/>
          <table:table-cell/>
          <table:table-cell table:formula="of:=IF([.D154]=&quot;x&quot;;1;0)+IF([.E154]=&quot;x&quot;;1;0)+IF([.F154]=&quot;x&quot;;1;0)+IF([.G154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document-attributes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ocument2.png</text:p>
          </table:table-cell>
          <table:table-cell office:value-type="float" office:value="40">
            <text:p>40</text:p>
          </table:table-cell>
          <table:table-cell/>
          <table:table-cell table:number-columns-repeated="4"/>
          <table:table-cell/>
          <table:table-cell table:formula="of:=IF([.D155]=&quot;x&quot;;1;0)+IF([.E155]=&quot;x&quot;;1;0)+IF([.F155]=&quot;x&quot;;1;0)+IF([.G155]=&quot;x&quot;;1;0)" office:value-type="float" office:value="0">
            <text:p>0</text:p>
          </table:table-cell>
          <table:table-cell table:style-name="ce20" office:value-type="string">
            <text:p>./mimetypes/x-office-document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documentinfo.png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6]=&quot;x&quot;;1;0)+IF([.E156]=&quot;x&quot;;1;0)+IF([.F156]=&quot;x&quot;;1;0)+IF([.G156]=&quot;x&quot;;1;0)" office:value-type="float" office:value="4">
            <text:p>4</text:p>
          </table:table-cell>
          <table:table-cell table:style-name="ce20" office:value-type="string">
            <text:p>./actions/dialog-information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documentinfo32.png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7]=&quot;x&quot;;1;0)+IF([.E157]=&quot;x&quot;;1;0)+IF([.F157]=&quot;x&quot;;1;0)+IF([.G157]=&quot;x&quot;;1;0)" office:value-type="float" office:value="4">
            <text:p>4</text:p>
          </table:table-cell>
          <table:table-cell table:style-name="ce20" office:value-type="string">
            <text:p>./actions/dialog-information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DragPix.xpm</text:p>
          </table:table-cell>
          <table:table-cell office:value-type="float" office:value="43">
            <text:p>43</text:p>
          </table:table-cell>
          <table:table-cell/>
          <table:table-cell table:number-columns-repeated="4"/>
          <table:table-cell/>
          <table:table-cell table:formula="of:=IF([.D158]=&quot;x&quot;;1;0)+IF([.E158]=&quot;x&quot;;1;0)+IF([.F158]=&quot;x&quot;;1;0)+IF([.G158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drag-pictures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rawFrame.xpm</text:p>
          </table:table-cell>
          <table:table-cell office:value-type="float" office:value="44">
            <text:p>44</text:p>
          </table:table-cell>
          <table:table-cell/>
          <table:table-cell table:number-columns-repeated="4"/>
          <table:table-cell/>
          <table:table-cell table:formula="of:=IF([.D159]=&quot;x&quot;;1;0)+IF([.E159]=&quot;x&quot;;1;0)+IF([.F159]=&quot;x&quot;;1;0)+IF([.G159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draw-fram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llipsis.png</text:p>
          </table:table-cell>
          <table:table-cell office:value-type="float" office:value="45">
            <text:p>45</text:p>
          </table:table-cell>
          <table:table-cell/>
          <table:table-cell table:number-columns-repeated="4"/>
          <table:table-cell/>
          <table:table-cell table:formula="of:=IF([.D160]=&quot;x&quot;;1;0)+IF([.E160]=&quot;x&quot;;1;0)+IF([.F160]=&quot;x&quot;;1;0)+IF([.G160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ellipsis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xit.png</text:p>
          </table:table-cell>
          <table:table-cell office:value-type="float" office:value="46">
            <text:p>46</text:p>
          </table:table-cell>
          <table:table-cell/>
          <table:table-cell table:number-columns-repeated="4"/>
          <table:table-cell/>
          <table:table-cell table:formula="of:=IF([.D161]=&quot;x&quot;;1;0)+IF([.E161]=&quot;x&quot;;1;0)+IF([.F161]=&quot;x&quot;;1;0)+IF([.G161]=&quot;x&quot;;1;0)" office:value-type="float" office:value="0">
            <text:p>0</text:p>
          </table:table-cell>
          <table:table-cell table:style-name="ce20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exit22.png</text:p>
          </table:table-cell>
          <table:table-cell office:value-type="float" office:value="47">
            <text:p>47</text:p>
          </table:table-cell>
          <table:table-cell/>
          <table:table-cell table:number-columns-repeated="4"/>
          <table:table-cell/>
          <table:table-cell table:formula="of:=IF([.D162]=&quot;x&quot;;1;0)+IF([.E162]=&quot;x&quot;;1;0)+IF([.F162]=&quot;x&quot;;1;0)+IF([.G162]=&quot;x&quot;;1;0)" office:value-type="float" office:value="0">
            <text:p>0</text:p>
          </table:table-cell>
          <table:table-cell table:style-name="ce20" office:value-type="string">
            <text:p>./actions/application-exit.svg</text:p>
          </table:table-cell>
          <table:table-cell table:style-name="ce24" office:value-type="string">
            <text:p>./actions/system-log-out.svg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expand.png</text:p>
          </table:table-cell>
          <table:table-cell office:value-type="float" office:value="48">
            <text:p>48</text:p>
          </table:table-cell>
          <table:table-cell/>
          <table:table-cell table:number-columns-repeated="4"/>
          <table:table-cell/>
          <table:table-cell table:formula="of:=IF([.D163]=&quot;x&quot;;1;0)+IF([.E163]=&quot;x&quot;;1;0)+IF([.F163]=&quot;x&quot;;1;0)+IF([.G163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expand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xternaltools.png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/>
          <table:table-cell table:formula="of:=IF([.D164]=&quot;x&quot;;1;0)+IF([.E164]=&quot;x&quot;;1;0)+IF([.F164]=&quot;x&quot;;1;0)+IF([.G164]=&quot;x&quot;;1;0)" office:value-type="float" office:value="0">
            <text:p>0</text:p>
          </table:table-cell>
          <table:table-cell table:style-name="ce20" office:value-type="string">
            <text:p>./mimetypes/application-x-executable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ind.p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5]=&quot;x&quot;;1;0)+IF([.E165]=&quot;x&quot;;1;0)+IF([.F165]=&quot;x&quot;;1;0)+IF([.G165]=&quot;x&quot;;1;0)" office:value-type="float" office:value="4">
            <text:p>4</text:p>
          </table:table-cell>
          <table:table-cell table:style-name="ce20" office:value-type="string">
            <text:p>./actions/edit-find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ind16.png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6]=&quot;x&quot;;1;0)+IF([.E166]=&quot;x&quot;;1;0)+IF([.F166]=&quot;x&quot;;1;0)+IF([.G166]=&quot;x&quot;;1;0)" office:value-type="float" office:value="4">
            <text:p>4</text:p>
          </table:table-cell>
          <table:table-cell table:style-name="ce20" office:value-type="string">
            <text:p>./actions/edit-find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irstline.png</text:p>
          </table:table-cell>
          <table:table-cell office:value-type="float" office:value="52">
            <text:p>52</text:p>
          </table:table-cell>
          <table:table-cell/>
          <table:table-cell table:number-columns-repeated="4"/>
          <table:table-cell/>
          <table:table-cell table:formula="of:=IF([.D167]=&quot;x&quot;;1;0)+IF([.E167]=&quot;x&quot;;1;0)+IF([.F167]=&quot;x&quot;;1;0)+IF([.G167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first-lin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flow-bounding.png</text:p>
          </table:table-cell>
          <table:table-cell office:value-type="float" office:value="53">
            <text:p>53</text:p>
          </table:table-cell>
          <table:table-cell/>
          <table:table-cell table:number-columns-repeated="4"/>
          <table:table-cell/>
          <table:table-cell table:formula="of:=IF([.D168]=&quot;x&quot;;1;0)+IF([.E168]=&quot;x&quot;;1;0)+IF([.F168]=&quot;x&quot;;1;0)+IF([.G168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flow-bounding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flow-contour.png</text:p>
          </table:table-cell>
          <table:table-cell office:value-type="float" office:value="54">
            <text:p>54</text:p>
          </table:table-cell>
          <table:table-cell/>
          <table:table-cell table:number-columns-repeated="4"/>
          <table:table-cell/>
          <table:table-cell table:formula="of:=IF([.D169]=&quot;x&quot;;1;0)+IF([.E169]=&quot;x&quot;;1;0)+IF([.F169]=&quot;x&quot;;1;0)+IF([.G169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flow-contour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flow-frame.png</text:p>
          </table:table-cell>
          <table:table-cell office:value-type="float" office:value="55">
            <text:p>55</text:p>
          </table:table-cell>
          <table:table-cell/>
          <table:table-cell table:number-columns-repeated="4"/>
          <table:table-cell/>
          <table:table-cell table:formula="of:=IF([.D170]=&quot;x&quot;;1;0)+IF([.E170]=&quot;x&quot;;1;0)+IF([.F170]=&quot;x&quot;;1;0)+IF([.G170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flow-frame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flow-none.png</text:p>
          </table:table-cell>
          <table:table-cell office:value-type="float" office:value="56">
            <text:p>56</text:p>
          </table:table-cell>
          <table:table-cell/>
          <table:table-cell table:number-columns-repeated="4"/>
          <table:table-cell/>
          <table:table-cell table:formula="of:=IF([.D171]=&quot;x&quot;;1;0)+IF([.E171]=&quot;x&quot;;1;0)+IF([.F171]=&quot;x&quot;;1;0)+IF([.G171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flow-none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font_otf.png</text:p>
          </table:table-cell>
          <table:table-cell office:value-type="float" office:value="57">
            <text:p>57</text:p>
          </table:table-cell>
          <table:table-cell/>
          <table:table-cell table:number-columns-repeated="4"/>
          <table:table-cell/>
          <table:table-cell table:formula="of:=IF([.D172]=&quot;x&quot;;1;0)+IF([.E172]=&quot;x&quot;;1;0)+IF([.F172]=&quot;x&quot;;1;0)+IF([.G172]=&quot;x&quot;;1;0)" office:value-type="float" office:value="0">
            <text:p>0</text:p>
          </table:table-cell>
          <table:table-cell table:style-name="ce20" office:value-type="string">
            <text:p>./mimetypes/application-x-font-otf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ont_otf16.png</text:p>
          </table:table-cell>
          <table:table-cell office:value-type="float" office:value="58">
            <text:p>58</text:p>
          </table:table-cell>
          <table:table-cell/>
          <table:table-cell table:number-columns-repeated="4"/>
          <table:table-cell/>
          <table:table-cell table:formula="of:=IF([.D173]=&quot;x&quot;;1;0)+IF([.E173]=&quot;x&quot;;1;0)+IF([.F173]=&quot;x&quot;;1;0)+IF([.G173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mimetypes/application-x-font-otf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font_subst16.png</text:p>
          </table:table-cell>
          <table:table-cell office:value-type="float" office:value="59">
            <text:p>59</text:p>
          </table:table-cell>
          <table:table-cell/>
          <table:table-cell table:number-columns-repeated="4"/>
          <table:table-cell/>
          <table:table-cell table:formula="of:=IF([.D174]=&quot;x&quot;;1;0)+IF([.E174]=&quot;x&quot;;1;0)+IF([.F174]=&quot;x&quot;;1;0)+IF([.G174]=&quot;x&quot;;1;0)" office:value-type="float" office:value="0">
            <text:p>0</text:p>
          </table:table-cell>
          <table:table-cell table:style-name="ce20" office:value-type="string">
            <text:p>./mimetypes/application-x-font-snf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ont_truetype.png</text:p>
          </table:table-cell>
          <table:table-cell office:value-type="float" office:value="60">
            <text:p>60</text:p>
          </table:table-cell>
          <table:table-cell/>
          <table:table-cell table:number-columns-repeated="4"/>
          <table:table-cell/>
          <table:table-cell table:formula="of:=IF([.D175]=&quot;x&quot;;1;0)+IF([.E175]=&quot;x&quot;;1;0)+IF([.F175]=&quot;x&quot;;1;0)+IF([.G175]=&quot;x&quot;;1;0)" office:value-type="float" office:value="0">
            <text:p>0</text:p>
          </table:table-cell>
          <table:table-cell table:style-name="ce20" office:value-type="string">
            <text:p>./mimetypes/application-x-font-ttf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ont_truetype16.png</text:p>
          </table:table-cell>
          <table:table-cell office:value-type="float" office:value="61">
            <text:p>61</text:p>
          </table:table-cell>
          <table:table-cell/>
          <table:table-cell table:number-columns-repeated="4"/>
          <table:table-cell/>
          <table:table-cell table:formula="of:=IF([.D176]=&quot;x&quot;;1;0)+IF([.E176]=&quot;x&quot;;1;0)+IF([.F176]=&quot;x&quot;;1;0)+IF([.G176]=&quot;x&quot;;1;0)" office:value-type="float" office:value="0">
            <text:p>0</text:p>
          </table:table-cell>
          <table:table-cell table:style-name="ce20" office:value-type="string">
            <text:p>./mimetypes/application-x-font-ttf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ont_type1_16.png</text:p>
          </table:table-cell>
          <table:table-cell office:value-type="float" office:value="62">
            <text:p>62</text:p>
          </table:table-cell>
          <table:table-cell/>
          <table:table-cell table:number-columns-repeated="4"/>
          <table:table-cell/>
          <table:table-cell table:formula="of:=IF([.D177]=&quot;x&quot;;1;0)+IF([.E177]=&quot;x&quot;;1;0)+IF([.F177]=&quot;x&quot;;1;0)+IF([.G177]=&quot;x&quot;;1;0)" office:value-type="float" office:value="0">
            <text:p>0</text:p>
          </table:table-cell>
          <table:table-cell table:style-name="ce20" office:value-type="string">
            <text:p>./mimetypes/application-x-font-type1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ont_type1.png</text:p>
          </table:table-cell>
          <table:table-cell office:value-type="float" office:value="63">
            <text:p>63</text:p>
          </table:table-cell>
          <table:table-cell/>
          <table:table-cell table:number-columns-repeated="4"/>
          <table:table-cell/>
          <table:table-cell table:formula="of:=IF([.D178]=&quot;x&quot;;1;0)+IF([.E178]=&quot;x&quot;;1;0)+IF([.F178]=&quot;x&quot;;1;0)+IF([.G178]=&quot;x&quot;;1;0)" office:value-type="float" office:value="0">
            <text:p>0</text:p>
          </table:table-cell>
          <table:table-cell table:style-name="ce20" office:value-type="string">
            <text:p>./mimetypes/application-x-font-type1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ont.png</text:p>
          </table:table-cell>
          <table:table-cell office:value-type="float" office:value="64">
            <text:p>64</text:p>
          </table:table-cell>
          <table:table-cell/>
          <table:table-cell table:number-columns-repeated="4"/>
          <table:table-cell/>
          <table:table-cell table:formula="of:=IF([.D179]=&quot;x&quot;;1;0)+IF([.E179]=&quot;x&quot;;1;0)+IF([.F179]=&quot;x&quot;;1;0)+IF([.G179]=&quot;x&quot;;1;0)" office:value-type="float" office:value="0">
            <text:p>0</text:p>
          </table:table-cell>
          <table:table-cell table:style-name="ce20" office:value-type="string">
            <text:p>./mimetypes/application-x-font-ttf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framenoresize.png</text:p>
          </table:table-cell>
          <table:table-cell office:value-type="float" office:value="65">
            <text:p>65</text:p>
          </table:table-cell>
          <table:table-cell/>
          <table:table-cell table:number-columns-repeated="4"/>
          <table:table-cell/>
          <table:table-cell table:formula="of:=IF([.D180]=&quot;x&quot;;1;0)+IF([.E180]=&quot;x&quot;;1;0)+IF([.F180]=&quot;x&quot;;1;0)+IF([.G180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rame-not-resized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frameresize.png</text:p>
          </table:table-cell>
          <table:table-cell office:value-type="float" office:value="66">
            <text:p>66</text:p>
          </table:table-cell>
          <table:table-cell/>
          <table:table-cell table:number-columns-repeated="4"/>
          <table:table-cell/>
          <table:table-cell table:formula="of:=IF([.D181]=&quot;x&quot;;1;0)+IF([.E181]=&quot;x&quot;;1;0)+IF([.F181]=&quot;x&quot;;1;0)+IF([.G181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frame-resized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oto.png</text:p>
          </table:table-cell>
          <table:table-cell office:value-type="float" office:value="67">
            <text:p>67</text:p>
          </table:table-cell>
          <table:table-cell/>
          <table:table-cell table:number-columns-repeated="4"/>
          <table:table-cell/>
          <table:table-cell table:formula="of:=IF([.D182]=&quot;x&quot;;1;0)+IF([.E182]=&quot;x&quot;;1;0)+IF([.F182]=&quot;x&quot;;1;0)+IF([.G182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ctions/footprint.svg</text:p>
          </table:table-cell>
          <table:table-cell table:style-name="ce26" office:value-type="string">
            <text:p>./actions/format-go-to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roup.png</text:p>
          </table:table-cell>
          <table:table-cell office:value-type="float" office:value="68">
            <text:p>68</text:p>
          </table:table-cell>
          <table:table-cell/>
          <table:table-cell table:number-columns-repeated="4"/>
          <table:table-cell/>
          <table:table-cell table:formula="of:=IF([.D183]=&quot;x&quot;;1;0)+IF([.E183]=&quot;x&quot;;1;0)+IF([.F183]=&quot;x&quot;;1;0)+IF([.G183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group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uides.png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84]=&quot;x&quot;;1;0)+IF([.E184]=&quot;x&quot;;1;0)+IF([.F184]=&quot;x&quot;;1;0)+IF([.G184]=&quot;x&quot;;1;0)" office:value-type="float" office:value="4">
            <text:p>4</text:p>
          </table:table-cell>
          <table:table-cell table:style-name="ce19" table:number-columns-repeated="2"/>
          <table:table-cell table:style-name="ce20" office:value-type="string">
            <text:p>./actions/edit-guides.svg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hmirror.png</text:p>
          </table:table-cell>
          <table:table-cell office:value-type="float" office:value="70">
            <text:p>70</text:p>
          </table:table-cell>
          <table:table-cell/>
          <table:table-cell table:number-columns-repeated="4"/>
          <table:table-cell/>
          <table:table-cell table:formula="of:=IF([.D185]=&quot;x&quot;;1;0)+IF([.E185]=&quot;x&quot;;1;0)+IF([.F185]=&quot;x&quot;;1;0)+IF([.G185]=&quot;x&quot;;1;0)" office:value-type="float" office:value="0">
            <text:p>0</text:p>
          </table:table-cell>
          <table:table-cell table:style-name="ce22" office:value-type="string">
            <text:p>./actions/object-flip-horizontal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hyphenate.png</text:p>
          </table:table-cell>
          <table:table-cell office:value-type="float" office:value="71">
            <text:p>71</text:p>
          </table:table-cell>
          <table:table-cell/>
          <table:table-cell table:number-columns-repeated="4"/>
          <table:table-cell/>
          <table:table-cell table:formula="of:=IF([.D186]=&quot;x&quot;;1;0)+IF([.E186]=&quot;x&quot;;1;0)+IF([.F186]=&quot;x&quot;;1;0)+IF([.G186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hyphenat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nvert.png</text:p>
          </table:table-cell>
          <table:table-cell office:value-type="float" office:value="72">
            <text:p>72</text:p>
          </table:table-cell>
          <table:table-cell/>
          <table:table-cell table:number-columns-repeated="4"/>
          <table:table-cell/>
          <table:table-cell table:formula="of:=IF([.D187]=&quot;x&quot;;1;0)+IF([.E187]=&quot;x&quot;;1;0)+IF([.F187]=&quot;x&quot;;1;0)+IF([.G187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invert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rreg.png</text:p>
          </table:table-cell>
          <table:table-cell office:value-type="float" office:value="73">
            <text:p>73</text:p>
          </table:table-cell>
          <table:table-cell/>
          <table:table-cell table:number-columns-repeated="4"/>
          <table:table-cell/>
          <table:table-cell table:formula="of:=IF([.D188]=&quot;x&quot;;1;0)+IF([.E188]=&quot;x&quot;;1;0)+IF([.F188]=&quot;x&quot;;1;0)+IF([.G188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irregular.svg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Kapital.xpm</text:p>
          </table:table-cell>
          <table:table-cell office:value-type="float" office:value="74">
            <text:p>74</text:p>
          </table:table-cell>
          <table:table-cell/>
          <table:table-cell table:number-columns-repeated="4"/>
          <table:table-cell/>
          <table:table-cell table:formula="of:=IF([.D189]=&quot;x&quot;;1;0)+IF([.E189]=&quot;x&quot;;1;0)+IF([.F189]=&quot;x&quot;;1;0)+IF([.G189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7" office:value-type="string">
            <text:p>./actions/format-text-capital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key_bindings.png</text:p>
          </table:table-cell>
          <table:table-cell office:value-type="float" office:value="75">
            <text:p>75</text:p>
          </table:table-cell>
          <table:table-cell/>
          <table:table-cell table:number-columns-repeated="4"/>
          <table:table-cell/>
          <table:table-cell table:formula="of:=IF([.D190]=&quot;x&quot;;1;0)+IF([.E190]=&quot;x&quot;;1;0)+IF([.F190]=&quot;x&quot;;1;0)+IF([.G190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key-bindings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aunch.png</text:p>
          </table:table-cell>
          <table:table-cell office:value-type="float" office:value="76">
            <text:p>76</text:p>
          </table:table-cell>
          <table:table-cell/>
          <table:table-cell table:number-columns-repeated="4"/>
          <table:table-cell/>
          <table:table-cell table:formula="of:=IF([.D191]=&quot;x&quot;;1;0)+IF([.E191]=&quot;x&quot;;1;0)+IF([.F191]=&quot;x&quot;;1;0)+IF([.G191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launch16.png</text:p>
          </table:table-cell>
          <table:table-cell office:value-type="float" office:value="77">
            <text:p>77</text:p>
          </table:table-cell>
          <table:table-cell/>
          <table:table-cell table:number-columns-repeated="4"/>
          <table:table-cell/>
          <table:table-cell table:formula="of:=IF([.D192]=&quot;x&quot;;1;0)+IF([.E192]=&quot;x&quot;;1;0)+IF([.F192]=&quot;x&quot;;1;0)+IF([.G192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layer-outline.png</text:p>
          </table:table-cell>
          <table:table-cell office:value-type="float" office:value="78">
            <text:p>78</text:p>
          </table:table-cell>
          <table:table-cell/>
          <table:table-cell table:number-columns-repeated="4"/>
          <table:table-cell/>
          <table:table-cell table:formula="of:=IF([.D193]=&quot;x&quot;;1;0)+IF([.E193]=&quot;x&quot;;1;0)+IF([.F193]=&quot;x&quot;;1;0)+IF([.G193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leftindent.png</text:p>
          </table:table-cell>
          <table:table-cell office:value-type="float" office:value="79">
            <text:p>79</text:p>
          </table:table-cell>
          <table:table-cell/>
          <table:table-cell table:number-columns-repeated="4"/>
          <table:table-cell/>
          <table:table-cell table:formula="of:=IF([.D194]=&quot;x&quot;;1;0)+IF([.E194]=&quot;x&quot;;1;0)+IF([.F194]=&quot;x&quot;;1;0)+IF([.G194]=&quot;x&quot;;1;0)" office:value-type="float" office:value="0">
            <text:p>0</text:p>
          </table:table-cell>
          <table:table-cell table:style-name="ce23"/>
          <table:table-cell table:style-name="ce21"/>
          <table:table-cell table:style-name="ce26" office:value-type="string">
            <text:p>./actions/format-indent-left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linespacing.png</text:p>
          </table:table-cell>
          <table:table-cell office:value-type="float" office:value="80">
            <text:p>80</text:p>
          </table:table-cell>
          <table:table-cell/>
          <table:table-cell table:number-columns-repeated="4"/>
          <table:table-cell/>
          <table:table-cell table:formula="of:=IF([.D195]=&quot;x&quot;;1;0)+IF([.E195]=&quot;x&quot;;1;0)+IF([.F195]=&quot;x&quot;;1;0)+IF([.G195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linespacing2.png</text:p>
          </table:table-cell>
          <table:table-cell office:value-type="float" office:value="81">
            <text:p>81</text:p>
          </table:table-cell>
          <table:table-cell/>
          <table:table-cell table:number-columns-repeated="4"/>
          <table:table-cell/>
          <table:table-cell table:formula="of:=IF([.D196]=&quot;x&quot;;1;0)+IF([.E196]=&quot;x&quot;;1;0)+IF([.F196]=&quot;x&quot;;1;0)+IF([.G19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locked.png</text:p>
          </table:table-cell>
          <table:table-cell office:value-type="float" office:value="82">
            <text:p>82</text:p>
          </table:table-cell>
          <table:table-cell/>
          <table:table-cell table:number-columns-repeated="4"/>
          <table:table-cell/>
          <table:table-cell table:formula="of:=IF([.D197]=&quot;x&quot;;1;0)+IF([.E197]=&quot;x&quot;;1;0)+IF([.F197]=&quot;x&quot;;1;0)+IF([.G197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edit-lock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lower-to-bottom.png</text:p>
          </table:table-cell>
          <table:table-cell office:value-type="float" office:value="83">
            <text:p>83</text:p>
          </table:table-cell>
          <table:table-cell/>
          <table:table-cell table:number-columns-repeated="4"/>
          <table:table-cell/>
          <table:table-cell table:formula="of:=IF([.D198]=&quot;x&quot;;1;0)+IF([.E198]=&quot;x&quot;;1;0)+IF([.F198]=&quot;x&quot;;1;0)+IF([.G198]=&quot;x&quot;;1;0)" office:value-type="float" office:value="0">
            <text:p>0</text:p>
          </table:table-cell>
          <table:table-cell table:style-name="ce19" table:number-columns-repeated="2"/>
          <table:table-cell table:style-name="ce26" office:value-type="string">
            <text:p>./actions/format-lower-to-bottom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ower.png</text:p>
          </table:table-cell>
          <table:table-cell office:value-type="float" office:value="84">
            <text:p>84</text:p>
          </table:table-cell>
          <table:table-cell/>
          <table:table-cell table:number-columns-repeated="4"/>
          <table:table-cell/>
          <table:table-cell table:formula="of:=IF([.D199]=&quot;x&quot;;1;0)+IF([.E199]=&quot;x&quot;;1;0)+IF([.F199]=&quot;x&quot;;1;0)+IF([.G199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lower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upe.xpm</text:p>
          </table:table-cell>
          <table:table-cell office:value-type="float" office:value="85">
            <text:p>85</text:p>
          </table:table-cell>
          <table:table-cell/>
          <table:table-cell table:number-columns-repeated="4"/>
          <table:table-cell/>
          <table:table-cell table:formula="of:=IF([.D200]=&quot;x&quot;;1;0)+IF([.E200]=&quot;x&quot;;1;0)+IF([.F200]=&quot;x&quot;;1;0)+IF([.G200]=&quot;x&quot;;1;0)" office:value-type="float" office:value="0">
            <text:p>0</text:p>
          </table:table-cell>
          <table:table-cell table:style-name="ce24"/>
          <table:table-cell table:style-name="ce26" office:value-type="string">
            <text:p>./actions/zoom-original.svg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LupeZ.xpm</text:p>
          </table:table-cell>
          <table:table-cell office:value-type="float" office:value="86">
            <text:p>86</text:p>
          </table:table-cell>
          <table:table-cell/>
          <table:table-cell table:number-columns-repeated="4"/>
          <table:table-cell/>
          <table:table-cell table:formula="of:=IF([.D201]=&quot;x&quot;;1;0)+IF([.E201]=&quot;x&quot;;1;0)+IF([.F201]=&quot;x&quot;;1;0)+IF([.G201]=&quot;x&quot;;1;0)" office:value-type="float" office:value="0">
            <text:p>0</text:p>
          </table:table-cell>
          <table:table-cell table:style-name="ce20" office:value-type="string">
            <text:p>./actions/zoom-in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LupeZm.xpm</text:p>
          </table:table-cell>
          <table:table-cell office:value-type="float" office:value="87">
            <text:p>87</text:p>
          </table:table-cell>
          <table:table-cell/>
          <table:table-cell table:number-columns-repeated="4"/>
          <table:table-cell/>
          <table:table-cell table:formula="of:=IF([.D202]=&quot;x&quot;;1;0)+IF([.E202]=&quot;x&quot;;1;0)+IF([.F202]=&quot;x&quot;;1;0)+IF([.G202]=&quot;x&quot;;1;0)" office:value-type="float" office:value="0">
            <text:p>0</text:p>
          </table:table-cell>
          <table:table-cell table:style-name="ce20" office:value-type="string">
            <text:p>./actions/zoom-out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misc.png</text:p>
          </table:table-cell>
          <table:table-cell office:value-type="float" office:value="88">
            <text:p>88</text:p>
          </table:table-cell>
          <table:table-cell/>
          <table:table-cell table:number-columns-repeated="4"/>
          <table:table-cell/>
          <table:table-cell table:formula="of:=IF([.D203]=&quot;x&quot;;1;0)+IF([.E203]=&quot;x&quot;;1;0)+IF([.F203]=&quot;x&quot;;1;0)+IF([.G203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MiterJoin.png</text:p>
          </table:table-cell>
          <table:table-cell office:value-type="float" office:value="89">
            <text:p>89</text:p>
          </table:table-cell>
          <table:table-cell/>
          <table:table-cell table:number-columns-repeated="4"/>
          <table:table-cell/>
          <table:table-cell table:formula="of:=IF([.D204]=&quot;x&quot;;1;0)+IF([.E204]=&quot;x&quot;;1;0)+IF([.F204]=&quot;x&quot;;1;0)+IF([.G204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MoveAsym.png</text:p>
          </table:table-cell>
          <table:table-cell office:value-type="float" office:value="90">
            <text:p>90</text:p>
          </table:table-cell>
          <table:table-cell/>
          <table:table-cell table:number-columns-repeated="4"/>
          <table:table-cell/>
          <table:table-cell table:formula="of:=IF([.D205]=&quot;x&quot;;1;0)+IF([.E205]=&quot;x&quot;;1;0)+IF([.F205]=&quot;x&quot;;1;0)+IF([.G205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MoveKontrol.png</text:p>
          </table:table-cell>
          <table:table-cell office:value-type="float" office:value="91">
            <text:p>91</text:p>
          </table:table-cell>
          <table:table-cell/>
          <table:table-cell table:number-columns-repeated="4"/>
          <table:table-cell/>
          <table:table-cell table:formula="of:=IF([.D206]=&quot;x&quot;;1;0)+IF([.E206]=&quot;x&quot;;1;0)+IF([.F206]=&quot;x&quot;;1;0)+IF([.G20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MoveNode.png</text:p>
          </table:table-cell>
          <table:table-cell office:value-type="float" office:value="92">
            <text:p>92</text:p>
          </table:table-cell>
          <table:table-cell/>
          <table:table-cell table:number-columns-repeated="4"/>
          <table:table-cell/>
          <table:table-cell table:formula="of:=IF([.D207]=&quot;x&quot;;1;0)+IF([.E207]=&quot;x&quot;;1;0)+IF([.F207]=&quot;x&quot;;1;0)+IF([.G207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mover.png</text:p>
          </table:table-cell>
          <table:table-cell office:value-type="float" office:value="93">
            <text:p>93</text:p>
          </table:table-cell>
          <table:table-cell/>
          <table:table-cell table:number-columns-repeated="4"/>
          <table:table-cell/>
          <table:table-cell table:formula="of:=IF([.D208]=&quot;x&quot;;1;0)+IF([.E208]=&quot;x&quot;;1;0)+IF([.F208]=&quot;x&quot;;1;0)+IF([.G208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MoveSym.png</text:p>
          </table:table-cell>
          <table:table-cell office:value-type="float" office:value="94">
            <text:p>94</text:p>
          </table:table-cell>
          <table:table-cell/>
          <table:table-cell table:number-columns-repeated="4"/>
          <table:table-cell/>
          <table:table-cell table:formula="of:=IF([.D209]=&quot;x&quot;;1;0)+IF([.E209]=&quot;x&quot;;1;0)+IF([.F209]=&quot;x&quot;;1;0)+IF([.G209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noicon.xpm</text:p>
          </table:table-cell>
          <table:table-cell office:value-type="float" office:value="95">
            <text:p>95</text:p>
          </table:table-cell>
          <table:table-cell/>
          <table:table-cell table:number-columns-repeated="4"/>
          <table:table-cell/>
          <table:table-cell table:formula="of:=IF([.D210]=&quot;x&quot;;1;0)+IF([.E210]=&quot;x&quot;;1;0)+IF([.F210]=&quot;x&quot;;1;0)+IF([.G210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NoPrint.png</text:p>
          </table:table-cell>
          <table:table-cell office:value-type="float" office:value="96">
            <text:p>96</text:p>
          </table:table-cell>
          <table:table-cell/>
          <table:table-cell table:number-columns-repeated="4"/>
          <table:table-cell/>
          <table:table-cell table:formula="of:=IF([.D211]=&quot;x&quot;;1;0)+IF([.E211]=&quot;x&quot;;1;0)+IF([.F211]=&quot;x&quot;;1;0)+IF([.G211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ok.png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2]=&quot;x&quot;;1;0)+IF([.E212]=&quot;x&quot;;1;0)+IF([.F212]=&quot;x&quot;;1;0)+IF([.G212]=&quot;x&quot;;1;0)" office:value-type="float" office:value="4">
            <text:p>4</text:p>
          </table:table-cell>
          <table:table-cell table:style-name="ce20" office:value-type="string">
            <text:p>./actions/dialog-ok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ok22.png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3]=&quot;x&quot;;1;0)+IF([.E213]=&quot;x&quot;;1;0)+IF([.F213]=&quot;x&quot;;1;0)+IF([.G213]=&quot;x&quot;;1;0)" office:value-type="float" office:value="4">
            <text:p>4</text:p>
          </table:table-cell>
          <table:table-cell table:style-name="ce20" office:value-type="string">
            <text:p>./actions/dialog-ok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ooo_draw.png</text:p>
          </table:table-cell>
          <table:table-cell office:value-type="float" office:value="99">
            <text:p>99</text:p>
          </table:table-cell>
          <table:table-cell/>
          <table:table-cell table:number-columns-repeated="4"/>
          <table:table-cell/>
          <table:table-cell table:formula="of:=IF([.D214]=&quot;x&quot;;1;0)+IF([.E214]=&quot;x&quot;;1;0)+IF([.F214]=&quot;x&quot;;1;0)+IF([.G214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mimetypes/application-vnd.oasis.opendocument.graphics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ooo_writer.png</text:p>
          </table:table-cell>
          <table:table-cell office:value-type="float" office:value="100">
            <text:p>100</text:p>
          </table:table-cell>
          <table:table-cell/>
          <table:table-cell table:number-columns-repeated="4"/>
          <table:table-cell/>
          <table:table-cell table:formula="of:=IF([.D215]=&quot;x&quot;;1;0)+IF([.E215]=&quot;x&quot;;1;0)+IF([.F215]=&quot;x&quot;;1;0)+IF([.G215]=&quot;x&quot;;1;0)" office:value-type="float" office:value="0">
            <text:p>0</text:p>
          </table:table-cell>
          <table:table-cell table:style-name="ce23"/>
          <table:table-cell table:style-name="ce26" office:value-type="string">
            <text:p>./mimetypes/application-vnd.oasis.opendocument.text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outlined.png</text:p>
          </table:table-cell>
          <table:table-cell office:value-type="float" office:value="101">
            <text:p>101</text:p>
          </table:table-cell>
          <table:table-cell/>
          <table:table-cell table:number-columns-repeated="4"/>
          <table:table-cell/>
          <table:table-cell table:formula="of:=IF([.D216]=&quot;x&quot;;1;0)+IF([.E216]=&quot;x&quot;;1;0)+IF([.F216]=&quot;x&quot;;1;0)+IF([.G21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pdf.png</text:p>
          </table:table-cell>
          <table:table-cell office:value-type="float" office:value="102">
            <text:p>102</text:p>
          </table:table-cell>
          <table:table-cell/>
          <table:table-cell table:number-columns-repeated="4"/>
          <table:table-cell/>
          <table:table-cell table:formula="of:=IF([.D217]=&quot;x&quot;;1;0)+IF([.E217]=&quot;x&quot;;1;0)+IF([.F217]=&quot;x&quot;;1;0)+IF([.G217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mimetypes/application-pdf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penciladd.png</text:p>
          </table:table-cell>
          <table:table-cell office:value-type="float" office:value="103">
            <text:p>103</text:p>
          </table:table-cell>
          <table:table-cell/>
          <table:table-cell table:number-columns-repeated="4"/>
          <table:table-cell/>
          <table:table-cell table:formula="of:=IF([.D218]=&quot;x&quot;;1;0)+IF([.E218]=&quot;x&quot;;1;0)+IF([.F218]=&quot;x&quot;;1;0)+IF([.G218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ctions/pencil.svg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pencilsub.png</text:p>
          </table:table-cell>
          <table:table-cell office:value-type="float" office:value="104">
            <text:p>104</text:p>
          </table:table-cell>
          <table:table-cell/>
          <table:table-cell table:number-columns-repeated="4"/>
          <table:table-cell/>
          <table:table-cell table:formula="of:=IF([.D219]=&quot;x&quot;;1;0)+IF([.E219]=&quot;x&quot;;1;0)+IF([.F219]=&quot;x&quot;;1;0)+IF([.G219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ctions/pencil.svg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plugins.png</text:p>
          </table:table-cell>
          <table:table-cell office:value-type="float" office:value="105">
            <text:p>105</text:p>
          </table:table-cell>
          <table:table-cell/>
          <table:table-cell table:number-columns-repeated="4"/>
          <table:table-cell/>
          <table:table-cell table:formula="of:=IF([.D220]=&quot;x&quot;;1;0)+IF([.E220]=&quot;x&quot;;1;0)+IF([.F220]=&quot;x&quot;;1;0)+IF([.G220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PolyCut.png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21]=&quot;x&quot;;1;0)+IF([.E221]=&quot;x&quot;;1;0)+IF([.F221]=&quot;x&quot;;1;0)+IF([.G221]=&quot;x&quot;;1;0)" office:value-type="float" office:value="4">
            <text:p>4</text:p>
          </table:table-cell>
          <table:table-cell table:style-name="ce19"/>
          <table:table-cell table:style-name="ce19" office:value-type="string">
            <text:p>/actions/format-break-node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postscript.png</text:p>
          </table:table-cell>
          <table:table-cell office:value-type="float" office:value="107">
            <text:p>107</text:p>
          </table:table-cell>
          <table:table-cell/>
          <table:table-cell table:number-columns-repeated="4"/>
          <table:table-cell/>
          <table:table-cell table:formula="of:=IF([.D222]=&quot;x&quot;;1;0)+IF([.E222]=&quot;x&quot;;1;0)+IF([.F222]=&quot;x&quot;;1;0)+IF([.G222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mimetypes/application-x-postscript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previewOff.png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23]=&quot;x&quot;;1;0)+IF([.E223]=&quot;x&quot;;1;0)+IF([.F223]=&quot;x&quot;;1;0)+IF([.G223]=&quot;x&quot;;1;0)" office:value-type="float" office:value="4">
            <text:p>4</text:p>
          </table:table-cell>
          <table:table-cell table:style-name="ce19"/>
          <table:table-cell table:style-name="ce19" office:value-type="string">
            <text:p>/actions/layer-visible-on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previewOn.png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24]=&quot;x&quot;;1;0)+IF([.E224]=&quot;x&quot;;1;0)+IF([.F224]=&quot;x&quot;;1;0)+IF([.G224]=&quot;x&quot;;1;0)" office:value-type="float" office:value="4">
            <text:p>4</text:p>
          </table:table-cell>
          <table:table-cell table:style-name="ce19"/>
          <table:table-cell table:style-name="ce19" office:value-type="string">
            <text:p>/actions/layer-visible-off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printer.png</text:p>
          </table:table-cell>
          <table:table-cell office:value-type="float" office:value="110">
            <text:p>110</text:p>
          </table:table-cell>
          <table:table-cell/>
          <table:table-cell table:number-columns-repeated="4"/>
          <table:table-cell/>
          <table:table-cell table:formula="of:=IF([.D225]=&quot;x&quot;;1;0)+IF([.E225]=&quot;x&quot;;1;0)+IF([.F225]=&quot;x&quot;;1;0)+IF([.G225]=&quot;x&quot;;1;0)" office:value-type="float" office:value="0">
            <text:p>0</text:p>
          </table:table-cell>
          <table:table-cell table:style-name="ce20" office:value-type="string">
            <text:p>./devices/printer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python.png</text:p>
          </table:table-cell>
          <table:table-cell office:value-type="float" office:value="111">
            <text:p>111</text:p>
          </table:table-cell>
          <table:table-cell/>
          <table:table-cell table:number-columns-repeated="4"/>
          <table:table-cell/>
          <table:table-cell table:formula="of:=IF([.D226]=&quot;x&quot;;1;0)+IF([.E226]=&quot;x&quot;;1;0)+IF([.F226]=&quot;x&quot;;1;0)+IF([.G226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mimetypes/application-x-python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raise-to-top.png</text:p>
          </table:table-cell>
          <table:table-cell office:value-type="float" office:value="112">
            <text:p>112</text:p>
          </table:table-cell>
          <table:table-cell/>
          <table:table-cell table:number-columns-repeated="4"/>
          <table:table-cell/>
          <table:table-cell table:formula="of:=IF([.D227]=&quot;x&quot;;1;0)+IF([.E227]=&quot;x&quot;;1;0)+IF([.F227]=&quot;x&quot;;1;0)+IF([.G227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raise.png</text:p>
          </table:table-cell>
          <table:table-cell office:value-type="float" office:value="113">
            <text:p>113</text:p>
          </table:table-cell>
          <table:table-cell/>
          <table:table-cell table:number-columns-repeated="4"/>
          <table:table-cell/>
          <table:table-cell table:formula="of:=IF([.D228]=&quot;x&quot;;1;0)+IF([.E228]=&quot;x&quot;;1;0)+IF([.F228]=&quot;x&quot;;1;0)+IF([.G228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register.png</text:p>
          </table:table-cell>
          <table:table-cell office:value-type="float" office:value="114">
            <text:p>114</text:p>
          </table:table-cell>
          <table:table-cell/>
          <table:table-cell table:number-columns-repeated="4"/>
          <table:table-cell/>
          <table:table-cell table:formula="of:=IF([.D229]=&quot;x&quot;;1;0)+IF([.E229]=&quot;x&quot;;1;0)+IF([.F229]=&quot;x&quot;;1;0)+IF([.G229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reload.png</text:p>
          </table:table-cell>
          <table:table-cell office:value-type="float" office:value="115">
            <text:p>115</text:p>
          </table:table-cell>
          <table:table-cell/>
          <table:table-cell table:number-columns-repeated="4"/>
          <table:table-cell/>
          <table:table-cell table:formula="of:=IF([.D230]=&quot;x&quot;;1;0)+IF([.E230]=&quot;x&quot;;1;0)+IF([.F230]=&quot;x&quot;;1;0)+IF([.G230]=&quot;x&quot;;1;0)" office:value-type="float" office:value="0">
            <text:p>0</text:p>
          </table:table-cell>
          <table:table-cell table:style-name="ce20" office:value-type="string">
            <text:p>./actions/view-refresh.svg</text:p>
          </table:table-cell>
          <table:table-cell table:style-name="ce19"/>
          <table:table-cell table:style-name="ce26" office:value-type="string">
            <text:p>./actions/reload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eload16.png</text:p>
          </table:table-cell>
          <table:table-cell office:value-type="float" office:value="116">
            <text:p>116</text:p>
          </table:table-cell>
          <table:table-cell/>
          <table:table-cell table:number-columns-repeated="4"/>
          <table:table-cell/>
          <table:table-cell table:formula="of:=IF([.D231]=&quot;x&quot;;1;0)+IF([.E231]=&quot;x&quot;;1;0)+IF([.F231]=&quot;x&quot;;1;0)+IF([.G231]=&quot;x&quot;;1;0)" office:value-type="float" office:value="0">
            <text:p>0</text:p>
          </table:table-cell>
          <table:table-cell table:style-name="ce20" office:value-type="string">
            <text:p>./actions/view-refresh.svg</text:p>
          </table:table-cell>
          <table:table-cell table:style-name="ce19"/>
          <table:table-cell table:style-name="ce26" office:value-type="string">
            <text:p>./actions/reload16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eset1Node.png</text:p>
          </table:table-cell>
          <table:table-cell office:value-type="float" office:value="117">
            <text:p>117</text:p>
          </table:table-cell>
          <table:table-cell/>
          <table:table-cell table:number-columns-repeated="4"/>
          <table:table-cell/>
          <table:table-cell table:formula="of:=IF([.D232]=&quot;x&quot;;1;0)+IF([.E232]=&quot;x&quot;;1;0)+IF([.F232]=&quot;x&quot;;1;0)+IF([.G232]=&quot;x&quot;;1;0)" office:value-type="float" office:value="0">
            <text:p>0</text:p>
          </table:table-cell>
          <table:table-cell table:style-name="ce19" table:number-columns-repeated="2"/>
          <table:table-cell table:style-name="ce26" office:value-type="string">
            <text:p>./actions/format-reset1-nod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esetNode.png</text:p>
          </table:table-cell>
          <table:table-cell office:value-type="float" office:value="118">
            <text:p>118</text:p>
          </table:table-cell>
          <table:table-cell/>
          <table:table-cell table:number-columns-repeated="4"/>
          <table:table-cell/>
          <table:table-cell table:formula="of:=IF([.D233]=&quot;x&quot;;1;0)+IF([.E233]=&quot;x&quot;;1;0)+IF([.F233]=&quot;x&quot;;1;0)+IF([.G233]=&quot;x&quot;;1;0)" office:value-type="float" office:value="0">
            <text:p>0</text:p>
          </table:table-cell>
          <table:table-cell table:style-name="ce19" table:number-columns-repeated="2"/>
          <table:table-cell table:style-name="ce26" office:value-type="string">
            <text:p>./actions/format-reset-nod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evers.png</text:p>
          </table:table-cell>
          <table:table-cell office:value-type="float" office:value="119">
            <text:p>119</text:p>
          </table:table-cell>
          <table:table-cell/>
          <table:table-cell table:number-columns-repeated="4"/>
          <table:table-cell/>
          <table:table-cell table:formula="of:=IF([.D234]=&quot;x&quot;;1;0)+IF([.E234]=&quot;x&quot;;1;0)+IF([.F234]=&quot;x&quot;;1;0)+IF([.G234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text-reverse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revert.png</text:p>
          </table:table-cell>
          <table:table-cell office:value-type="float" office:value="120">
            <text:p>120</text:p>
          </table:table-cell>
          <table:table-cell/>
          <table:table-cell table:number-columns-repeated="4"/>
          <table:table-cell/>
          <table:table-cell table:formula="of:=IF([.D235]=&quot;x&quot;;1;0)+IF([.E235]=&quot;x&quot;;1;0)+IF([.F235]=&quot;x&quot;;1;0)+IF([.G235]=&quot;x&quot;;1;0)" office:value-type="float" office:value="0">
            <text:p>0</text:p>
          </table:table-cell>
          <table:table-cell table:style-name="ce20" office:value-type="string">
            <text:p>./actions/document-revert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rgb.png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/>
          <table:table-cell table:formula="of:=IF([.D236]=&quot;x&quot;;1;0)+IF([.E236]=&quot;x&quot;;1;0)+IF([.F236]=&quot;x&quot;;1;0)+IF([.G23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rightindent.png</text:p>
          </table:table-cell>
          <table:table-cell office:value-type="float" office:value="122">
            <text:p>122</text:p>
          </table:table-cell>
          <table:table-cell/>
          <table:table-cell table:number-columns-repeated="4"/>
          <table:table-cell/>
          <table:table-cell table:formula="of:=IF([.D237]=&quot;x&quot;;1;0)+IF([.E237]=&quot;x&quot;;1;0)+IF([.F237]=&quot;x&quot;;1;0)+IF([.G237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indent-right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rotate_ccw.png</text:p>
          </table:table-cell>
          <table:table-cell office:value-type="float" office:value="123">
            <text:p>123</text:p>
          </table:table-cell>
          <table:table-cell/>
          <table:table-cell table:number-columns-repeated="4"/>
          <table:table-cell/>
          <table:table-cell table:formula="of:=IF([.D238]=&quot;x&quot;;1;0)+IF([.E238]=&quot;x&quot;;1;0)+IF([.F238]=&quot;x&quot;;1;0)+IF([.G238]=&quot;x&quot;;1;0)" office:value-type="float" office:value="0">
            <text:p>0</text:p>
          </table:table-cell>
          <table:table-cell table:style-name="ce20" office:value-type="string">
            <text:p>./actions/object-rotate-left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rotate_cw.png</text:p>
          </table:table-cell>
          <table:table-cell office:value-type="float" office:value="124">
            <text:p>124</text:p>
          </table:table-cell>
          <table:table-cell/>
          <table:table-cell table:number-columns-repeated="4"/>
          <table:table-cell/>
          <table:table-cell table:formula="of:=IF([.D239]=&quot;x&quot;;1;0)+IF([.E239]=&quot;x&quot;;1;0)+IF([.F239]=&quot;x&quot;;1;0)+IF([.G239]=&quot;x&quot;;1;0)" office:value-type="float" office:value="0">
            <text:p>0</text:p>
          </table:table-cell>
          <table:table-cell table:style-name="ce20" office:value-type="string">
            <text:p>./actions/object-rotate-right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Rotieren2.png</text:p>
          </table:table-cell>
          <table:table-cell office:value-type="float" office:value="125">
            <text:p>125</text:p>
          </table:table-cell>
          <table:table-cell/>
          <table:table-cell table:number-columns-repeated="4"/>
          <table:table-cell/>
          <table:table-cell table:formula="of:=IF([.D240]=&quot;x&quot;;1;0)+IF([.E240]=&quot;x&quot;;1;0)+IF([.F240]=&quot;x&quot;;1;0)+IF([.G240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ctions/rotate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Rotieren2.xpm</text:p>
          </table:table-cell>
          <table:table-cell office:value-type="float" office:value="126">
            <text:p>126</text:p>
          </table:table-cell>
          <table:table-cell/>
          <table:table-cell table:number-columns-repeated="4"/>
          <table:table-cell/>
          <table:table-cell table:formula="of:=IF([.D241]=&quot;x&quot;;1;0)+IF([.E241]=&quot;x&quot;;1;0)+IF([.F241]=&quot;x&quot;;1;0)+IF([.G241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ctions/rotate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RoundCap.png</text:p>
          </table:table-cell>
          <table:table-cell office:value-type="float" office:value="127">
            <text:p>127</text:p>
          </table:table-cell>
          <table:table-cell/>
          <table:table-cell table:number-columns-repeated="4"/>
          <table:table-cell/>
          <table:table-cell table:formula="of:=IF([.D242]=&quot;x&quot;;1;0)+IF([.E242]=&quot;x&quot;;1;0)+IF([.F242]=&quot;x&quot;;1;0)+IF([.G242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cap-round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RoundJoin.png</text:p>
          </table:table-cell>
          <table:table-cell office:value-type="float" office:value="128">
            <text:p>128</text:p>
          </table:table-cell>
          <table:table-cell/>
          <table:table-cell table:number-columns-repeated="4"/>
          <table:table-cell/>
          <table:table-cell table:formula="of:=IF([.D243]=&quot;x&quot;;1;0)+IF([.E243]=&quot;x&quot;;1;0)+IF([.F243]=&quot;x&quot;;1;0)+IF([.G243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join-round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scrap.png</text:p>
          </table:table-cell>
          <table:table-cell office:value-type="float" office:value="129">
            <text:p>129</text:p>
          </table:table-cell>
          <table:table-cell/>
          <table:table-cell table:number-columns-repeated="4"/>
          <table:table-cell/>
          <table:table-cell table:formula="of:=IF([.D244]=&quot;x&quot;;1;0)+IF([.E244]=&quot;x&quot;;1;0)+IF([.F244]=&quot;x&quot;;1;0)+IF([.G244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creen.png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5]=&quot;x&quot;;1;0)+IF([.E245]=&quot;x&quot;;1;0)+IF([.F245]=&quot;x&quot;;1;0)+IF([.G245]=&quot;x&quot;;1;0)" office:value-type="float" office:value="4">
            <text:p>4</text:p>
          </table:table-cell>
          <table:table-cell table:style-name="ce20" office:value-type="string">
            <text:p>./devices/video-display</text:p>
          </table:table-cell>
          <table:table-cell table:style-name="ce26"/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scribus_logo.png</text:p>
          </table:table-cell>
          <table:table-cell office:value-type="float" office:value="131">
            <text:p>131</text:p>
          </table:table-cell>
          <table:table-cell/>
          <table:table-cell table:number-columns-repeated="4"/>
          <table:table-cell/>
          <table:table-cell table:formula="of:=IF([.D246]=&quot;x&quot;;1;0)+IF([.E246]=&quot;x&quot;;1;0)+IF([.F246]=&quot;x&quot;;1;0)+IF([.G24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cribusdoc.png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7]=&quot;x&quot;;1;0)+IF([.E247]=&quot;x&quot;;1;0)+IF([.F247]=&quot;x&quot;;1;0)+IF([.G247]=&quot;x&quot;;1;0)" office:value-type="float" office:value="4">
            <text:p>4</text:p>
          </table:table-cell>
          <table:table-cell table:style-name="ce19"/>
          <table:table-cell table:style-name="ce21"/>
          <table:table-cell table:style-name="ce26" office:value-type="string">
            <text:p>./mimetypes/application-x-scribus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scribusdoc16.png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48]=&quot;x&quot;;1;0)+IF([.E248]=&quot;x&quot;;1;0)+IF([.F248]=&quot;x&quot;;1;0)+IF([.G248]=&quot;x&quot;;1;0)" office:value-type="float" office:value="4">
            <text:p>4</text:p>
          </table:table-cell>
          <table:table-cell table:style-name="ce19"/>
          <table:table-cell table:style-name="ce21"/>
          <table:table-cell table:style-name="ce26" office:value-type="string">
            <text:p>./mimetypes/application-x-scribus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scribusicon.png</text:p>
          </table:table-cell>
          <table:table-cell office:value-type="float" office:value="134">
            <text:p>134</text:p>
          </table:table-cell>
          <table:table-cell/>
          <table:table-cell table:number-columns-repeated="4"/>
          <table:table-cell/>
          <table:table-cell table:formula="of:=IF([.D249]=&quot;x&quot;;1;0)+IF([.E249]=&quot;x&quot;;1;0)+IF([.F249]=&quot;x&quot;;1;0)+IF([.G249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pplications/scribus.svg</text:p>
          </table:table-cell>
          <table:table-cell table:style-name="ce26" office:value-type="string">
            <text:p>./applications/scribus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shade.png</text:p>
          </table:table-cell>
          <table:table-cell office:value-type="float" office:value="135">
            <text:p>135</text:p>
          </table:table-cell>
          <table:table-cell/>
          <table:table-cell table:number-columns-repeated="4"/>
          <table:table-cell/>
          <table:table-cell table:formula="of:=IF([.D250]=&quot;x&quot;;1;0)+IF([.E250]=&quot;x&quot;;1;0)+IF([.F250]=&quot;x&quot;;1;0)+IF([.G250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hadow.png</text:p>
          </table:table-cell>
          <table:table-cell office:value-type="float" office:value="136">
            <text:p>136</text:p>
          </table:table-cell>
          <table:table-cell/>
          <table:table-cell table:number-columns-repeated="4"/>
          <table:table-cell/>
          <table:table-cell table:formula="of:=IF([.D251]=&quot;x&quot;;1;0)+IF([.E251]=&quot;x&quot;;1;0)+IF([.F251]=&quot;x&quot;;1;0)+IF([.G251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text-shadow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shortwords.png</text:p>
          </table:table-cell>
          <table:table-cell office:value-type="float" office:value="137">
            <text:p>137</text:p>
          </table:table-cell>
          <table:table-cell/>
          <table:table-cell table:number-columns-repeated="4"/>
          <table:table-cell/>
          <table:table-cell table:formula="of:=IF([.D252]=&quot;x&quot;;1;0)+IF([.E252]=&quot;x&quot;;1;0)+IF([.F252]=&quot;x&quot;;1;0)+IF([.G252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pacing.xpm</text:p>
          </table:table-cell>
          <table:table-cell office:value-type="float" office:value="138">
            <text:p>138</text:p>
          </table:table-cell>
          <table:table-cell/>
          <table:table-cell table:number-columns-repeated="4"/>
          <table:table-cell/>
          <table:table-cell table:formula="of:=IF([.D253]=&quot;x&quot;;1;0)+IF([.E253]=&quot;x&quot;;1;0)+IF([.F253]=&quot;x&quot;;1;0)+IF([.G253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ctions/format-justify-fill.svg</text:p>
          </table:table-cell>
          <table:table-cell table:style-name="ce26" office:value-type="string">
            <text:p>./actions/format-spacing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piral.png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54]=&quot;x&quot;;1;0)+IF([.E254]=&quot;x&quot;;1;0)+IF([.F254]=&quot;x&quot;;1;0)+IF([.G254]=&quot;x&quot;;1;0)" office:value-type="float" office:value="4">
            <text:p>4</text:p>
          </table:table-cell>
          <table:table-cell table:style-name="ce19"/>
          <table:table-cell table:style-name="ce26" office:value-type="string">
            <text:p>./actions/draw-spiral.svg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2" office:value-type="string">
            <text:p>Splash.png</text:p>
          </table:table-cell>
          <table:table-cell office:value-type="float" office:value="140">
            <text:p>140</text:p>
          </table:table-cell>
          <table:table-cell/>
          <table:table-cell table:number-columns-repeated="4"/>
          <table:table-cell/>
          <table:table-cell table:formula="of:=IF([.D255]=&quot;x&quot;;1;0)+IF([.E255]=&quot;x&quot;;1;0)+IF([.F255]=&quot;x&quot;;1;0)+IF([.G255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pline.png</text:p>
          </table:table-cell>
          <table:table-cell office:value-type="float" office:value="141">
            <text:p>141</text:p>
          </table:table-cell>
          <table:table-cell/>
          <table:table-cell table:number-columns-repeated="4"/>
          <table:table-cell/>
          <table:table-cell table:formula="of:=IF([.D256]=&quot;x&quot;;1;0)+IF([.E256]=&quot;x&quot;;1;0)+IF([.F256]=&quot;x&quot;;1;0)+IF([.G25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pline16.png</text:p>
          </table:table-cell>
          <table:table-cell office:value-type="float" office:value="142">
            <text:p>142</text:p>
          </table:table-cell>
          <table:table-cell/>
          <table:table-cell table:number-columns-repeated="4"/>
          <table:table-cell/>
          <table:table-cell table:formula="of:=IF([.D257]=&quot;x&quot;;1;0)+IF([.E257]=&quot;x&quot;;1;0)+IF([.F257]=&quot;x&quot;;1;0)+IF([.G257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plit.png</text:p>
          </table:table-cell>
          <table:table-cell office:value-type="float" office:value="143">
            <text:p>143</text:p>
          </table:table-cell>
          <table:table-cell/>
          <table:table-cell table:number-columns-repeated="4"/>
          <table:table-cell/>
          <table:table-cell table:formula="of:=IF([.D258]=&quot;x&quot;;1;0)+IF([.E258]=&quot;x&quot;;1;0)+IF([.F258]=&quot;x&quot;;1;0)+IF([.G258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pot.png</text:p>
          </table:table-cell>
          <table:table-cell office:value-type="float" office:value="144">
            <text:p>144</text:p>
          </table:table-cell>
          <table:table-cell/>
          <table:table-cell table:number-columns-repeated="4"/>
          <table:table-cell/>
          <table:table-cell table:formula="of:=IF([.D259]=&quot;x&quot;;1;0)+IF([.E259]=&quot;x&quot;;1;0)+IF([.F259]=&quot;x&quot;;1;0)+IF([.G259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quareCap.png</text:p>
          </table:table-cell>
          <table:table-cell office:value-type="float" office:value="145">
            <text:p>145</text:p>
          </table:table-cell>
          <table:table-cell/>
          <table:table-cell table:number-columns-repeated="4"/>
          <table:table-cell/>
          <table:table-cell table:formula="of:=IF([.D260]=&quot;x&quot;;1;0)+IF([.E260]=&quot;x&quot;;1;0)+IF([.F260]=&quot;x&quot;;1;0)+IF([.G260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format-cap-square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Stift.xpm</text:p>
          </table:table-cell>
          <table:table-cell office:value-type="float" office:value="146">
            <text:p>146</text:p>
          </table:table-cell>
          <table:table-cell/>
          <table:table-cell table:number-columns-repeated="4"/>
          <table:table-cell/>
          <table:table-cell table:formula="of:=IF([.D261]=&quot;x&quot;;1;0)+IF([.E261]=&quot;x&quot;;1;0)+IF([.F261]=&quot;x&quot;;1;0)+IF([.G261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tift16.xpm</text:p>
          </table:table-cell>
          <table:table-cell office:value-type="float" office:value="147">
            <text:p>147</text:p>
          </table:table-cell>
          <table:table-cell/>
          <table:table-cell table:number-columns-repeated="4"/>
          <table:table-cell/>
          <table:table-cell table:formula="of:=IF([.D262]=&quot;x&quot;;1;0)+IF([.E262]=&quot;x&quot;;1;0)+IF([.F262]=&quot;x&quot;;1;0)+IF([.G262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Strike.xpm</text:p>
          </table:table-cell>
          <table:table-cell office:value-type="float" office:value="148">
            <text:p>148</text:p>
          </table:table-cell>
          <table:table-cell/>
          <table:table-cell table:number-columns-repeated="4"/>
          <table:table-cell/>
          <table:table-cell table:formula="of:=IF([.D263]=&quot;x&quot;;1;0)+IF([.E263]=&quot;x&quot;;1;0)+IF([.F263]=&quot;x&quot;;1;0)+IF([.G263]=&quot;x&quot;;1;0)" office:value-type="float" office:value="0">
            <text:p>0</text:p>
          </table:table-cell>
          <table:table-cell table:style-name="ce20" office:value-type="string">
            <text:p>./actions/format-text-strikethrough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tab.png</text:p>
          </table:table-cell>
          <table:table-cell office:value-type="float" office:value="149">
            <text:p>149</text:p>
          </table:table-cell>
          <table:table-cell/>
          <table:table-cell table:number-columns-repeated="4"/>
          <table:table-cell/>
          <table:table-cell table:formula="of:=IF([.D264]=&quot;x&quot;;1;0)+IF([.E264]=&quot;x&quot;;1;0)+IF([.F264]=&quot;x&quot;;1;0)+IF([.G264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abtocindex.png</text:p>
          </table:table-cell>
          <table:table-cell office:value-type="float" office:value="150">
            <text:p>150</text:p>
          </table:table-cell>
          <table:table-cell/>
          <table:table-cell table:number-columns-repeated="4"/>
          <table:table-cell/>
          <table:table-cell table:formula="of:=IF([.D265]=&quot;x&quot;;1;0)+IF([.E265]=&quot;x&quot;;1;0)+IF([.F265]=&quot;x&quot;;1;0)+IF([.G265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estfill.png</text:p>
          </table:table-cell>
          <table:table-cell office:value-type="float" office:value="151">
            <text:p>151</text:p>
          </table:table-cell>
          <table:table-cell/>
          <table:table-cell table:number-columns-repeated="4"/>
          <table:table-cell/>
          <table:table-cell table:formula="of:=IF([.D266]=&quot;x&quot;;1;0)+IF([.E266]=&quot;x&quot;;1;0)+IF([.F266]=&quot;x&quot;;1;0)+IF([.G26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extbase.png</text:p>
          </table:table-cell>
          <table:table-cell office:value-type="float" office:value="152">
            <text:p>152</text:p>
          </table:table-cell>
          <table:table-cell/>
          <table:table-cell table:number-columns-repeated="4"/>
          <table:table-cell/>
          <table:table-cell table:formula="of:=IF([.D267]=&quot;x&quot;;1;0)+IF([.E267]=&quot;x&quot;;1;0)+IF([.F267]=&quot;x&quot;;1;0)+IF([.G267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extkern.png</text:p>
          </table:table-cell>
          <table:table-cell office:value-type="float" office:value="153">
            <text:p>153</text:p>
          </table:table-cell>
          <table:table-cell/>
          <table:table-cell table:number-columns-repeated="4"/>
          <table:table-cell/>
          <table:table-cell table:formula="of:=IF([.D268]=&quot;x&quot;;1;0)+IF([.E268]=&quot;x&quot;;1;0)+IF([.F268]=&quot;x&quot;;1;0)+IF([.G268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extscaleh.png</text:p>
          </table:table-cell>
          <table:table-cell office:value-type="float" office:value="154">
            <text:p>154</text:p>
          </table:table-cell>
          <table:table-cell/>
          <table:table-cell table:number-columns-repeated="4"/>
          <table:table-cell/>
          <table:table-cell table:formula="of:=IF([.D269]=&quot;x&quot;;1;0)+IF([.E269]=&quot;x&quot;;1;0)+IF([.F269]=&quot;x&quot;;1;0)+IF([.G269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extscalev.png</text:p>
          </table:table-cell>
          <table:table-cell office:value-type="float" office:value="155">
            <text:p>155</text:p>
          </table:table-cell>
          <table:table-cell/>
          <table:table-cell table:number-columns-repeated="4"/>
          <table:table-cell/>
          <table:table-cell table:formula="of:=IF([.D270]=&quot;x&quot;;1;0)+IF([.E270]=&quot;x&quot;;1;0)+IF([.F270]=&quot;x&quot;;1;0)+IF([.G270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extview.png</text:p>
          </table:table-cell>
          <table:table-cell office:value-type="float" office:value="156">
            <text:p>156</text:p>
          </table:table-cell>
          <table:table-cell/>
          <table:table-cell table:number-columns-repeated="4"/>
          <table:table-cell/>
          <table:table-cell table:formula="of:=IF([.D271]=&quot;x&quot;;1;0)+IF([.E271]=&quot;x&quot;;1;0)+IF([.F271]=&quot;x&quot;;1;0)+IF([.G271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ief.xpm</text:p>
          </table:table-cell>
          <table:table-cell office:value-type="float" office:value="157">
            <text:p>157</text:p>
          </table:table-cell>
          <table:table-cell/>
          <table:table-cell table:number-columns-repeated="4"/>
          <table:table-cell/>
          <table:table-cell table:formula="of:=IF([.D272]=&quot;x&quot;;1;0)+IF([.E272]=&quot;x&quot;;1;0)+IF([.F272]=&quot;x&quot;;1;0)+IF([.G272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ools.png</text:p>
          </table:table-cell>
          <table:table-cell office:value-type="float" office:value="158">
            <text:p>158</text:p>
          </table:table-cell>
          <table:table-cell/>
          <table:table-cell table:number-columns-repeated="4"/>
          <table:table-cell/>
          <table:table-cell table:formula="of:=IF([.D273]=&quot;x&quot;;1;0)+IF([.E273]=&quot;x&quot;;1;0)+IF([.F273]=&quot;x&quot;;1;0)+IF([.G273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ctions/tool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trashcan.png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74]=&quot;x&quot;;1;0)+IF([.E274]=&quot;x&quot;;1;0)+IF([.F274]=&quot;x&quot;;1;0)+IF([.G274]=&quot;x&quot;;1;0)" office:value-type="float" office:value="4">
            <text:p>4</text:p>
          </table:table-cell>
          <table:table-cell table:style-name="ce20" office:value-type="string">
            <text:p>./places/user-trash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trashcan2.png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75]=&quot;x&quot;;1;0)+IF([.E275]=&quot;x&quot;;1;0)+IF([.F275]=&quot;x&quot;;1;0)+IF([.G275]=&quot;x&quot;;1;0)" office:value-type="float" office:value="4">
            <text:p>4</text:p>
          </table:table-cell>
          <table:table-cell table:style-name="ce19"/>
          <table:table-cell table:style-name="ce26" office:value-type="string">
            <text:p>./places/user-trash-full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triangle.png</text:p>
          </table:table-cell>
          <table:table-cell office:value-type="float" office:value="161">
            <text:p>161</text:p>
          </table:table-cell>
          <table:table-cell/>
          <table:table-cell table:number-columns-repeated="4"/>
          <table:table-cell/>
          <table:table-cell table:formula="of:=IF([.D276]=&quot;x&quot;;1;0)+IF([.E276]=&quot;x&quot;;1;0)+IF([.F276]=&quot;x&quot;;1;0)+IF([.G276]=&quot;x&quot;;1;0)" office:value-type="float" office:value="0">
            <text:p>0</text:p>
          </table:table-cell>
          <table:table-cell table:style-name="ce19" table:number-columns-repeated="2"/>
          <table:table-cell table:style-name="ce26" office:value-type="string">
            <text:p>./actions/format-draw-triangle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xt.png</text:p>
          </table:table-cell>
          <table:table-cell office:value-type="float" office:value="162">
            <text:p>162</text:p>
          </table:table-cell>
          <table:table-cell/>
          <table:table-cell table:number-columns-repeated="4"/>
          <table:table-cell/>
          <table:table-cell table:formula="of:=IF([.D277]=&quot;x&quot;;1;0)+IF([.E277]=&quot;x&quot;;1;0)+IF([.F277]=&quot;x&quot;;1;0)+IF([.G277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typography.png</text:p>
          </table:table-cell>
          <table:table-cell office:value-type="float" office:value="163">
            <text:p>163</text:p>
          </table:table-cell>
          <table:table-cell/>
          <table:table-cell table:number-columns-repeated="4"/>
          <table:table-cell/>
          <table:table-cell table:formula="of:=IF([.D278]=&quot;x&quot;;1;0)+IF([.E278]=&quot;x&quot;;1;0)+IF([.F278]=&quot;x&quot;;1;0)+IF([.G278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mimetype/application-x-font-afm.svgz</text:p>
          </table:table-cell>
          <table:table-cell table:style-name="ce26" office:value-type="string">
            <text:p>./actions/format-typography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_align.png</text:p>
          </table:table-cell>
          <table:table-cell office:value-type="float" office:value="164">
            <text:p>164</text:p>
          </table:table-cell>
          <table:table-cell/>
          <table:table-cell table:number-columns-repeated="4"/>
          <table:table-cell/>
          <table:table-cell table:formula="of:=IF([.D279]=&quot;x&quot;;1;0)+IF([.E279]=&quot;x&quot;;1;0)+IF([.F279]=&quot;x&quot;;1;0)+IF([.G279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arrow.png</text:p>
          </table:table-cell>
          <table:table-cell office:value-type="float" office:value="165">
            <text:p>165</text:p>
          </table:table-cell>
          <table:table-cell/>
          <table:table-cell table:number-columns-repeated="4"/>
          <table:table-cell/>
          <table:table-cell table:formula="of:=IF([.D280]=&quot;x&quot;;1;0)+IF([.E280]=&quot;x&quot;;1;0)+IF([.F280]=&quot;x&quot;;1;0)+IF([.G280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create.png</text:p>
          </table:table-cell>
          <table:table-cell office:value-type="float" office:value="166">
            <text:p>166</text:p>
          </table:table-cell>
          <table:table-cell/>
          <table:table-cell table:number-columns-repeated="4"/>
          <table:table-cell/>
          <table:table-cell table:formula="of:=IF([.D281]=&quot;x&quot;;1;0)+IF([.E281]=&quot;x&quot;;1;0)+IF([.F281]=&quot;x&quot;;1;0)+IF([.G281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actions/edit-add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u_cut.png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2]=&quot;x&quot;;1;0)+IF([.E282]=&quot;x&quot;;1;0)+IF([.F282]=&quot;x&quot;;1;0)+IF([.G282]=&quot;x&quot;;1;0)" office:value-type="float" office:value="4">
            <text:p>4</text:p>
          </table:table-cell>
          <table:table-cell table:style-name="ce20" office:value-type="string">
            <text:p>./actions/edit-cut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u_delete.png</text:p>
          </table:table-cell>
          <table:table-cell office:value-type="float" office:value="168">
            <text:p>168</text:p>
          </table:table-cell>
          <table:table-cell/>
          <table:table-cell table:number-columns-repeated="4"/>
          <table:table-cell/>
          <table:table-cell table:formula="of:=IF([.D283]=&quot;x&quot;;1;0)+IF([.E283]=&quot;x&quot;;1;0)+IF([.F283]=&quot;x&quot;;1;0)+IF([.G283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edit-remove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u_disableprint.png</text:p>
          </table:table-cell>
          <table:table-cell office:value-type="float" office:value="169">
            <text:p>169</text:p>
          </table:table-cell>
          <table:table-cell/>
          <table:table-cell table:number-columns-repeated="4"/>
          <table:table-cell/>
          <table:table-cell table:formula="of:=IF([.D284]=&quot;x&quot;;1;0)+IF([.E284]=&quot;x&quot;;1;0)+IF([.F284]=&quot;x&quot;;1;0)+IF([.G284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enableprint.png</text:p>
          </table:table-cell>
          <table:table-cell office:value-type="float" office:value="170">
            <text:p>170</text:p>
          </table:table-cell>
          <table:table-cell/>
          <table:table-cell table:number-columns-repeated="4"/>
          <table:table-cell/>
          <table:table-cell table:formula="of:=IF([.D285]=&quot;x&quot;;1;0)+IF([.E285]=&quot;x&quot;;1;0)+IF([.F285]=&quot;x&quot;;1;0)+IF([.G285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eps.png</text:p>
          </table:table-cell>
          <table:table-cell office:value-type="float" office:value="171">
            <text:p>171</text:p>
          </table:table-cell>
          <table:table-cell/>
          <table:table-cell table:number-columns-repeated="4"/>
          <table:table-cell/>
          <table:table-cell table:formula="of:=IF([.D286]=&quot;x&quot;;1;0)+IF([.E286]=&quot;x&quot;;1;0)+IF([.F286]=&quot;x&quot;;1;0)+IF([.G28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fill.png</text:p>
          </table:table-cell>
          <table:table-cell office:value-type="float" office:value="172">
            <text:p>172</text:p>
          </table:table-cell>
          <table:table-cell/>
          <table:table-cell table:number-columns-repeated="4"/>
          <table:table-cell/>
          <table:table-cell table:formula="of:=IF([.D287]=&quot;x&quot;;1;0)+IF([.E287]=&quot;x&quot;;1;0)+IF([.F287]=&quot;x&quot;;1;0)+IF([.G287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3">
          <table:table-cell table:style-name="ce2" office:value-type="string">
            <text:p>u_fliph.png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8]=&quot;x&quot;;1;0)+IF([.E288]=&quot;x&quot;;1;0)+IF([.F288]=&quot;x&quot;;1;0)+IF([.G288]=&quot;x&quot;;1;0)" office:value-type="float" office:value="4">
            <text:p>4</text:p>
          </table:table-cell>
          <table:table-cell table:style-name="ce22" office:value-type="string">
            <text:p>./actions/object-flip-horizontal.svg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u_flipv.png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9]=&quot;x&quot;;1;0)+IF([.E289]=&quot;x&quot;;1;0)+IF([.F289]=&quot;x&quot;;1;0)+IF([.G289]=&quot;x&quot;;1;0)" office:value-type="float" office:value="4">
            <text:p>4</text:p>
          </table:table-cell>
          <table:table-cell table:style-name="ce22" office:value-type="string">
            <text:p>./actions/object-flip-vertical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u_font.png</text:p>
          </table:table-cell>
          <table:table-cell office:value-type="float" office:value="175">
            <text:p>175</text:p>
          </table:table-cell>
          <table:table-cell/>
          <table:table-cell table:number-columns-repeated="4"/>
          <table:table-cell/>
          <table:table-cell table:formula="of:=IF([.D290]=&quot;x&quot;;1;0)+IF([.E290]=&quot;x&quot;;1;0)+IF([.F290]=&quot;x&quot;;1;0)+IF([.G290]=&quot;x&quot;;1;0)" office:value-type="float" office:value="0">
            <text:p>0</text:p>
          </table:table-cell>
          <table:table-cell table:style-name="ce19" table:number-columns-repeated="2"/>
          <table:table-cell table:style-name="ce26" office:value-type="string">
            <text:p>./actions/text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_group.png</text:p>
          </table:table-cell>
          <table:table-cell office:value-type="float" office:value="176">
            <text:p>176</text:p>
          </table:table-cell>
          <table:table-cell/>
          <table:table-cell table:number-columns-repeated="4"/>
          <table:table-cell/>
          <table:table-cell table:formula="of:=IF([.D291]=&quot;x&quot;;1;0)+IF([.E291]=&quot;x&quot;;1;0)+IF([.F291]=&quot;x&quot;;1;0)+IF([.G291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line.png</text:p>
          </table:table-cell>
          <table:table-cell office:value-type="float" office:value="177">
            <text:p>177</text:p>
          </table:table-cell>
          <table:table-cell/>
          <table:table-cell table:number-columns-repeated="4"/>
          <table:table-cell/>
          <table:table-cell table:formula="of:=IF([.D292]=&quot;x&quot;;1;0)+IF([.E292]=&quot;x&quot;;1;0)+IF([.F292]=&quot;x&quot;;1;0)+IF([.G292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lock.png</text:p>
          </table:table-cell>
          <table:table-cell office:value-type="float" office:value="178">
            <text:p>178</text:p>
          </table:table-cell>
          <table:table-cell/>
          <table:table-cell table:number-columns-repeated="4"/>
          <table:table-cell/>
          <table:table-cell table:formula="of:=IF([.D293]=&quot;x&quot;;1;0)+IF([.E293]=&quot;x&quot;;1;0)+IF([.F293]=&quot;x&quot;;1;0)+IF([.G293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edit-lock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u_margins_locked.png</text:p>
          </table:table-cell>
          <table:table-cell office:value-type="float" office:value="179">
            <text:p>179</text:p>
          </table:table-cell>
          <table:table-cell/>
          <table:table-cell table:number-columns-repeated="4"/>
          <table:table-cell/>
          <table:table-cell table:formula="of:=IF([.D294]=&quot;x&quot;;1;0)+IF([.E294]=&quot;x&quot;;1;0)+IF([.F294]=&quot;x&quot;;1;0)+IF([.G294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margins.png</text:p>
          </table:table-cell>
          <table:table-cell office:value-type="float" office:value="180">
            <text:p>180</text:p>
          </table:table-cell>
          <table:table-cell/>
          <table:table-cell table:number-columns-repeated="4"/>
          <table:table-cell/>
          <table:table-cell table:formula="of:=IF([.D295]=&quot;x&quot;;1;0)+IF([.E295]=&quot;x&quot;;1;0)+IF([.F295]=&quot;x&quot;;1;0)+IF([.G295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move.png</text:p>
          </table:table-cell>
          <table:table-cell office:value-type="float" office:value="181">
            <text:p>181</text:p>
          </table:table-cell>
          <table:table-cell/>
          <table:table-cell table:number-columns-repeated="4"/>
          <table:table-cell/>
          <table:table-cell table:formula="of:=IF([.D296]=&quot;x&quot;;1;0)+IF([.E296]=&quot;x&quot;;1;0)+IF([.F296]=&quot;x&quot;;1;0)+IF([.G29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multiple.png</text:p>
          </table:table-cell>
          <table:table-cell office:value-type="float" office:value="182">
            <text:p>182</text:p>
          </table:table-cell>
          <table:table-cell/>
          <table:table-cell table:number-columns-repeated="4"/>
          <table:table-cell/>
          <table:table-cell table:formula="of:=IF([.D297]=&quot;x&quot;;1;0)+IF([.E297]=&quot;x&quot;;1;0)+IF([.F297]=&quot;x&quot;;1;0)+IF([.G297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redo.png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8]=&quot;x&quot;;1;0)+IF([.E298]=&quot;x&quot;;1;0)+IF([.F298]=&quot;x&quot;;1;0)+IF([.G298]=&quot;x&quot;;1;0)" office:value-type="float" office:value="4">
            <text:p>4</text:p>
          </table:table-cell>
          <table:table-cell table:style-name="ce20" office:value-type="string">
            <text:p>./actions/edit-redo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u_redo16.png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9]=&quot;x&quot;;1;0)+IF([.E299]=&quot;x&quot;;1;0)+IF([.F299]=&quot;x&quot;;1;0)+IF([.G299]=&quot;x&quot;;1;0)" office:value-type="float" office:value="4">
            <text:p>4</text:p>
          </table:table-cell>
          <table:table-cell table:style-name="ce20" office:value-type="string">
            <text:p>./actions/edit-redo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u_resize.png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300]=&quot;x&quot;;1;0)+IF([.E300]=&quot;x&quot;;1;0)+IF([.F300]=&quot;x&quot;;1;0)+IF([.G300]=&quot;x&quot;;1;0)" office:value-type="float" office:value="4">
            <text:p>4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rotate.png</text:p>
          </table:table-cell>
          <table:table-cell office:value-type="float" office:value="186">
            <text:p>186</text:p>
          </table:table-cell>
          <table:table-cell/>
          <table:table-cell table:number-columns-repeated="2"/>
          <table:table-cell/>
          <table:table-cell/>
          <table:table-cell/>
          <table:table-cell table:formula="of:=IF([.D301]=&quot;x&quot;;1;0)+IF([.D301]=&quot;x&quot;;1;0)+IF([.E301]=&quot;x&quot;;1;0)+IF([.G301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scale_image.png</text:p>
          </table:table-cell>
          <table:table-cell office:value-type="float" office:value="187">
            <text:p>187</text:p>
          </table:table-cell>
          <table:table-cell/>
          <table:table-cell table:number-columns-repeated="4"/>
          <table:table-cell/>
          <table:table-cell table:formula="of:=IF([.D302]=&quot;x&quot;;1;0)+IF([.E302]=&quot;x&quot;;1;0)+IF([.F302]=&quot;x&quot;;1;0)+IF([.G302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shade.png</text:p>
          </table:table-cell>
          <table:table-cell office:value-type="float" office:value="188">
            <text:p>188</text:p>
          </table:table-cell>
          <table:table-cell/>
          <table:table-cell table:number-columns-repeated="4"/>
          <table:table-cell/>
          <table:table-cell table:formula="of:=IF([.D303]=&quot;x&quot;;1;0)+IF([.E303]=&quot;x&quot;;1;0)+IF([.F303]=&quot;x&quot;;1;0)+IF([.G303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shape.png</text:p>
          </table:table-cell>
          <table:table-cell office:value-type="float" office:value="189">
            <text:p>189</text:p>
          </table:table-cell>
          <table:table-cell/>
          <table:table-cell table:number-columns-repeated="4"/>
          <table:table-cell/>
          <table:table-cell table:formula="of:=IF([.D304]=&quot;x&quot;;1;0)+IF([.E304]=&quot;x&quot;;1;0)+IF([.F304]=&quot;x&quot;;1;0)+IF([.G304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svg.png</text:p>
          </table:table-cell>
          <table:table-cell office:value-type="float" office:value="190">
            <text:p>190</text:p>
          </table:table-cell>
          <table:table-cell/>
          <table:table-cell table:number-columns-repeated="4"/>
          <table:table-cell/>
          <table:table-cell table:formula="of:=IF([.D305]=&quot;x&quot;;1;0)+IF([.E305]=&quot;x&quot;;1;0)+IF([.F305]=&quot;x&quot;;1;0)+IF([.G305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transp.png</text:p>
          </table:table-cell>
          <table:table-cell office:value-type="float" office:value="191">
            <text:p>191</text:p>
          </table:table-cell>
          <table:table-cell/>
          <table:table-cell table:number-columns-repeated="4"/>
          <table:table-cell/>
          <table:table-cell table:formula="of:=IF([.D306]=&quot;x&quot;;1;0)+IF([.E306]=&quot;x&quot;;1;0)+IF([.F306]=&quot;x&quot;;1;0)+IF([.G306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u_undo.png</text:p>
          </table:table-cell>
          <table:table-cell office:value-type="float" office:value="192">
            <text:p>192</text:p>
          </table:table-cell>
          <table:table-cell/>
          <table:table-cell table:number-columns-repeated="4"/>
          <table:table-cell/>
          <table:table-cell table:formula="of:=IF([.D307]=&quot;x&quot;;1;0)+IF([.E307]=&quot;x&quot;;1;0)+IF([.F307]=&quot;x&quot;;1;0)+IF([.G307]=&quot;x&quot;;1;0)" office:value-type="float" office:value="0">
            <text:p>0</text:p>
          </table:table-cell>
          <table:table-cell table:style-name="ce20" office:value-type="string">
            <text:p>./actions/edit-undo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u_undo16.png</text:p>
          </table:table-cell>
          <table:table-cell office:value-type="float" office:value="193">
            <text:p>193</text:p>
          </table:table-cell>
          <table:table-cell/>
          <table:table-cell table:number-columns-repeated="4"/>
          <table:table-cell/>
          <table:table-cell table:formula="of:=IF([.D308]=&quot;x&quot;;1;0)+IF([.E308]=&quot;x&quot;;1;0)+IF([.F308]=&quot;x&quot;;1;0)+IF([.G308]=&quot;x&quot;;1;0)" office:value-type="float" office:value="0">
            <text:p>0</text:p>
          </table:table-cell>
          <table:table-cell table:style-name="ce20" office:value-type="string">
            <text:p>./actions/edit-undo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u_unlock.png</text:p>
          </table:table-cell>
          <table:table-cell office:value-type="float" office:value="194">
            <text:p>194</text:p>
          </table:table-cell>
          <table:table-cell/>
          <table:table-cell table:number-columns-repeated="4"/>
          <table:table-cell/>
          <table:table-cell table:formula="of:=IF([.D309]=&quot;x&quot;;1;0)+IF([.E309]=&quot;x&quot;;1;0)+IF([.F309]=&quot;x&quot;;1;0)+IF([.G309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edit-unlock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ungroup.png</text:p>
          </table:table-cell>
          <table:table-cell office:value-type="float" office:value="195">
            <text:p>195</text:p>
          </table:table-cell>
          <table:table-cell/>
          <table:table-cell table:number-columns-repeated="4"/>
          <table:table-cell/>
          <table:table-cell table:formula="of:=IF([.D310]=&quot;x&quot;;1;0)+IF([.E310]=&quot;x&quot;;1;0)+IF([.F310]=&quot;x&quot;;1;0)+IF([.G310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edit-ungroup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nlock.png</text:p>
          </table:table-cell>
          <table:table-cell office:value-type="float" office:value="196">
            <text:p>196</text:p>
          </table:table-cell>
          <table:table-cell/>
          <table:table-cell table:number-columns-repeated="4"/>
          <table:table-cell/>
          <table:table-cell table:formula="of:=IF([.D311]=&quot;x&quot;;1;0)+IF([.E311]=&quot;x&quot;;1;0)+IF([.F311]=&quot;x&quot;;1;0)+IF([.G311]=&quot;x&quot;;1;0)" office:value-type="float" office:value="0">
            <text:p>0</text:p>
          </table:table-cell>
          <table:table-cell table:style-name="ce19"/>
          <table:table-cell table:style-name="ce21"/>
          <table:table-cell table:style-name="ce26" office:value-type="string">
            <text:p>./actions/edit-unlock.sv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2" office:value-type="string">
            <text:p>Unlock.xpm</text:p>
          </table:table-cell>
          <table:table-cell office:value-type="float" office:value="197">
            <text:p>197</text:p>
          </table:table-cell>
          <table:table-cell/>
          <table:table-cell table:number-columns-repeated="4"/>
          <table:table-cell/>
          <table:table-cell table:formula="of:=IF([.D312]=&quot;x&quot;;1;0)+IF([.E312]=&quot;x&quot;;1;0)+IF([.F312]=&quot;x&quot;;1;0)+IF([.G312]=&quot;x&quot;;1;0)" office:value-type="float" office:value="0">
            <text:p>0</text:p>
          </table:table-cell>
          <table:table-cell table:style-name="ce19" table:number-columns-repeated="2"/>
          <table:table-cell table:style-name="ce26" office:value-type="string">
            <text:p>./actions/edit-unlock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nter.xpm</text:p>
          </table:table-cell>
          <table:table-cell office:value-type="float" office:value="198">
            <text:p>198</text:p>
          </table:table-cell>
          <table:table-cell/>
          <table:table-cell table:number-columns-repeated="4"/>
          <table:table-cell/>
          <table:table-cell table:formula="of:=IF([.D313]=&quot;x&quot;;1;0)+IF([.E313]=&quot;x&quot;;1;0)+IF([.F313]=&quot;x&quot;;1;0)+IF([.G313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vectorgfx.png</text:p>
          </table:table-cell>
          <table:table-cell office:value-type="float" office:value="199">
            <text:p>199</text:p>
          </table:table-cell>
          <table:table-cell/>
          <table:table-cell table:number-columns-repeated="4"/>
          <table:table-cell/>
          <table:table-cell table:formula="of:=IF([.D314]=&quot;x&quot;;1;0)+IF([.E314]=&quot;x&quot;;1;0)+IF([.F314]=&quot;x&quot;;1;0)+IF([.G314]=&quot;x&quot;;1;0)" office:value-type="float" office:value="0">
            <text:p>0</text:p>
          </table:table-cell>
          <table:table-cell table:style-name="ce19"/>
          <table:table-cell table:style-name="ce26" office:value-type="string">
            <text:p>./mimetypes/vectorgfx.svg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" office:value-type="string">
            <text:p>view.png</text:p>
          </table:table-cell>
          <table:table-cell office:value-type="float" office:value="200">
            <text:p>200</text:p>
          </table:table-cell>
          <table:table-cell/>
          <table:table-cell table:number-columns-repeated="4"/>
          <table:table-cell/>
          <table:table-cell table:formula="of:=IF([.D315]=&quot;x&quot;;1;0)+IF([.E315]=&quot;x&quot;;1;0)+IF([.F315]=&quot;x&quot;;1;0)+IF([.G315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view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viewmag1.png</text:p>
          </table:table-cell>
          <table:table-cell office:value-type="float" office:value="201">
            <text:p>201</text:p>
          </table:table-cell>
          <table:table-cell/>
          <table:table-cell table:number-columns-repeated="4"/>
          <table:table-cell/>
          <table:table-cell table:formula="of:=IF([.D316]=&quot;x&quot;;1;0)+IF([.E316]=&quot;x&quot;;1;0)+IF([.F316]=&quot;x&quot;;1;0)+IF([.G316]=&quot;x&quot;;1;0)" office:value-type="float" office:value="0">
            <text:p>0</text:p>
          </table:table-cell>
          <table:table-cell table:style-name="ce20" office:value-type="string">
            <text:p>./actions/zoom-original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viewmagin.png</text:p>
          </table:table-cell>
          <table:table-cell office:value-type="float" office:value="202">
            <text:p>202</text:p>
          </table:table-cell>
          <table:table-cell/>
          <table:table-cell table:number-columns-repeated="4"/>
          <table:table-cell/>
          <table:table-cell table:formula="of:=IF([.D317]=&quot;x&quot;;1;0)+IF([.E317]=&quot;x&quot;;1;0)+IF([.F317]=&quot;x&quot;;1;0)+IF([.G317]=&quot;x&quot;;1;0)" office:value-type="float" office:value="0">
            <text:p>0</text:p>
          </table:table-cell>
          <table:table-cell table:style-name="ce20" office:value-type="string">
            <text:p>./actions/zoom-in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viewmagout.png</text:p>
          </table:table-cell>
          <table:table-cell office:value-type="float" office:value="203">
            <text:p>203</text:p>
          </table:table-cell>
          <table:table-cell/>
          <table:table-cell table:number-columns-repeated="4"/>
          <table:table-cell/>
          <table:table-cell table:formula="of:=IF([.D318]=&quot;x&quot;;1;0)+IF([.E318]=&quot;x&quot;;1;0)+IF([.F318]=&quot;x&quot;;1;0)+IF([.G318]=&quot;x&quot;;1;0)" office:value-type="float" office:value="0">
            <text:p>0</text:p>
          </table:table-cell>
          <table:table-cell table:style-name="ce20" office:value-type="string">
            <text:p>./actions/zoom-out.svg</text:p>
          </table:table-cell>
          <table:table-cell table:style-name="ce19" table:number-columns-repeated="2"/>
          <table:table-cell table:number-columns-repeated="1012"/>
        </table:table-row>
        <table:table-row table:style-name="ro5">
          <table:table-cell table:style-name="ce2" office:value-type="string">
            <text:p>vmirror.png</text:p>
          </table:table-cell>
          <table:table-cell office:value-type="float" office:value="204">
            <text:p>204</text:p>
          </table:table-cell>
          <table:table-cell/>
          <table:table-cell table:number-columns-repeated="4"/>
          <table:table-cell/>
          <table:table-cell table:formula="of:=IF([.D319]=&quot;x&quot;;1;0)+IF([.E319]=&quot;x&quot;;1;0)+IF([.F319]=&quot;x&quot;;1;0)+IF([.G319]=&quot;x&quot;;1;0)" office:value-type="float" office:value="0">
            <text:p>0</text:p>
          </table:table-cell>
          <table:table-cell table:style-name="ce22" office:value-type="string">
            <text:p>./actions/object-flip-vertical.svg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2" office:value-type="string">
            <text:p>vpl.png</text:p>
          </table:table-cell>
          <table:table-cell office:value-type="float" office:value="205">
            <text:p>205</text:p>
          </table:table-cell>
          <table:table-cell/>
          <table:table-cell table:number-columns-repeated="4"/>
          <table:table-cell/>
          <table:table-cell table:formula="of:=IF([.D320]=&quot;x&quot;;1;0)+IF([.E320]=&quot;x&quot;;1;0)+IF([.F320]=&quot;x&quot;;1;0)+IF([.G320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Winkel.xpm</text:p>
          </table:table-cell>
          <table:table-cell office:value-type="float" office:value="206">
            <text:p>206</text:p>
          </table:table-cell>
          <table:table-cell/>
          <table:table-cell table:number-columns-repeated="4"/>
          <table:table-cell/>
          <table:table-cell table:formula="of:=IF([.D321]=&quot;x&quot;;1;0)+IF([.E321]=&quot;x&quot;;1;0)+IF([.F321]=&quot;x&quot;;1;0)+IF([.G321]=&quot;x&quot;;1;0)" office:value-type="float" office:value="0">
            <text:p>0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wizard.png</text:p>
          </table:table-cell>
          <table:table-cell office:value-type="float" office:value="207">
            <text:p>207</text:p>
          </table:table-cell>
          <table:table-cell/>
          <table:table-cell table:number-columns-repeated="4"/>
          <table:table-cell/>
          <table:table-cell table:formula="of:=IF([.D322]=&quot;x&quot;;1;0)+IF([.E322]=&quot;x&quot;;1;0)+IF([.F322]=&quot;x&quot;;1;0)+IF([.G322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application-wizard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wordsOnly.png</text:p>
          </table:table-cell>
          <table:table-cell office:value-type="float" office:value="208">
            <text:p>208</text:p>
          </table:table-cell>
          <table:table-cell/>
          <table:table-cell table:number-columns-repeated="4"/>
          <table:table-cell/>
          <table:table-cell table:formula="of:=IF([.D323]=&quot;x&quot;;1;0)+IF([.E323]=&quot;x&quot;;1;0)+IF([.F323]=&quot;x&quot;;1;0)+IF([.G323]=&quot;x&quot;;1;0)" office:value-type="float" office:value="0">
            <text:p>0</text:p>
          </table:table-cell>
          <table:table-cell table:style-name="ce19" table:number-columns-repeated="2"/>
          <table:table-cell table:style-name="ce20" office:value-type="string">
            <text:p>./actions/format-words-only.svg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Zeichen.xpm</text:p>
          </table:table-cell>
          <table:table-cell office:value-type="float" office:value="209">
            <text:p>209</text:p>
          </table:table-cell>
          <table:table-cell/>
          <table:table-cell table:number-columns-repeated="4"/>
          <table:table-cell table:style-name="ce13"/>
          <table:table-cell table:formula="of:=IF([.D324]=&quot;x&quot;;1;0)+IF([.E324]=&quot;x&quot;;1;0)+IF([.F324]=&quot;x&quot;;1;0)+IF([.G324]=&quot;x&quot;;1;0)" office:value-type="float" office:value="0">
            <text:p>0</text:p>
          </table:table-cell>
          <table:table-cell table:style-name="ce19"/>
          <table:table-cell table:style-name="ce20" office:value-type="string">
            <text:p>fontsizeup-koffice.svgz</text:p>
          </table:table-cell>
          <table:table-cell table:style-name="ce24"/>
          <table:table-cell table:style-name="ce16"/>
          <table:table-cell table:number-columns-repeated="1011"/>
        </table:table-row>
        <table:table-row table:style-name="ro1">
          <table:table-cell table:style-name="ce3"/>
          <table:table-cell/>
          <table:table-cell table:style-name="ce13" table:number-columns-repeated="2"/>
          <table:table-cell table:style-name="ce16" table:number-columns-repeated="3"/>
          <table:table-cell table:style-name="ce13"/>
          <table:table-cell/>
          <table:table-cell table:style-name="ce25" table:number-columns-repeated="3"/>
          <table:table-cell table:number-columns-repeated="1012"/>
        </table:table-row>
        <table:table-row table:style-name="ro1" table:number-rows-repeated="4">
          <table:table-cell table:style-name="ce6"/>
          <table:table-cell/>
          <table:table-cell table:style-name="ce13" table:number-columns-repeated="2"/>
          <table:table-cell table:style-name="ce16" table:number-columns-repeated="3"/>
          <table:table-cell table:style-name="ce13"/>
          <table:table-cell table:number-columns-repeated="1016"/>
        </table:table-row>
        <table:table-row table:style-name="ro1">
          <table:table-cell table:style-name="ce6"/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bove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croread16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croread22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croread32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ddNode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ddPoin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er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horizontal-center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horizontal-left-ou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horizontal-lef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horizontal-right-ou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horizontal-righ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horizontal-righ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vertical-bottom-ou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vertical-bottom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vertical-center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vertical-top-out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ign-vertical-top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llCaps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nnot3d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ppIcon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AppIcon2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below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BevelJoin.png</text:p>
          </table:table-cell>
          <table:table-cell/>
          <table:table-cell table:style-name="ce13" table:number-columns-repeated="2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BezierClos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beziertool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beziertool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blen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ButtCap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hain-close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hain-ope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harse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heckbox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heckdoc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lear_righ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los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msO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myk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lor-fill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lor-picke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lor-strok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lorpicke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lorpickercurso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bobox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pfil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pfile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nfigur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rner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rop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urv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urvebezie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urvelinea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eletelaye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eleteNod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elPoin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alog-erro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alog-warning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22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horizontal-cente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horizontal-equal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horizontal-lef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horizontal-margi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horizontal-pag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horizontal-righ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horizontal-x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vertical-bottom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vertical-cente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vertical-equal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vertical-margi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vertical-pag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vertical-top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istribute-vertical-y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attribute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-new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-ope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-print-preview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-prin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-propertie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-save-a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-sav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2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info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umentinfo32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gPix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arrow-back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arrow-dow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arrow-forwar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arrow-up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bezier-curve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cros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donu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ellips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ellips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freehan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halfcircle1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halfcircle2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halfcircle3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halfcircle4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path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polygo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polylin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rectangl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square-inverted-corner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sta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tex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triangl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triangle1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triangle2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triangle3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-triangle4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Frame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FreeLin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ImageFrame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LatexFrame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PolylineFrame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Table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rawTextFrame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clea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copy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cu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delet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find-replac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past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redo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select-all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-undo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m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ditm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llipsi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i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it22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an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ternaltool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in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ind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irstlin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lip-object-horizontal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lip-object-vertical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low-bounding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low-contou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low-fram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low-non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nt_otf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nt_otf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nt_subst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nt_truetyp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nt_truetype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nt_type1_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nt_type1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n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rmat-justify-cente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rmat-justify-fill-block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rmat-justify-fill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rmat-justify-lef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ormat-justify-righ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ramenoresiz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frameresiz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bottom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bottom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dow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firs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hom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las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nex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previou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top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-up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to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oto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roup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guide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andC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elp-browse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mirror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och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yphenat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mage-x-generic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formatio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sert-button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sert-imag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sert-latex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sert-tabl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sert-text-fram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ver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rreg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Kapital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Kern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key_bindings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Kreise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Kreuz.xp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aunch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aunch16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ayer-flow-aroun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ayer-outlin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eftindent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inespacing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inespacing2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ist-ad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ist-box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ist-remove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ock-unlocked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ock.p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ock.xpm</text:p>
          </table:table-cell>
          <table:table-cell table:number-columns-repeated="1023"/>
        </table:table-row>
        <table:table-row table:style-name="ro2">
          <table:table-cell office:value-type="string">
            <text:p>locked.png</text:p>
          </table:table-cell>
          <table:table-cell table:number-columns-repeated="1023"/>
        </table:table-row>
        <table:table-row table:style-name="ro2">
          <table:table-cell office:value-type="string">
            <text:p>lower-to-bottom.png</text:p>
          </table:table-cell>
          <table:table-cell table:number-columns-repeated="1023"/>
        </table:table-row>
        <table:table-row table:style-name="ro2">
          <table:table-cell office:value-type="string">
            <text:p>lower.png</text:p>
          </table:table-cell>
          <table:table-cell table:number-columns-repeated="1023"/>
        </table:table-row>
        <table:table-row table:style-name="ro2">
          <table:table-cell office:value-type="string">
            <text:p>Lupe.xpm</text:p>
          </table:table-cell>
          <table:table-cell table:number-columns-repeated="1023"/>
        </table:table-row>
        <table:table-row table:style-name="ro2">
          <table:table-cell office:value-type="string">
            <text:p>LupeZ.xpm</text:p>
          </table:table-cell>
          <table:table-cell table:number-columns-repeated="1023"/>
        </table:table-row>
        <table:table-row table:style-name="ro2">
          <table:table-cell office:value-type="string">
            <text:p>LupeZm.xpm</text:p>
          </table:table-cell>
          <table:table-cell table:number-columns-repeated="1023"/>
        </table:table-row>
        <table:table-row table:style-name="ro2">
          <table:table-cell office:value-type="string">
            <text:p>measure.png</text:p>
          </table:table-cell>
          <table:table-cell table:number-columns-repeated="1023"/>
        </table:table-row>
        <table:table-row table:style-name="ro2">
          <table:table-cell office:value-type="string">
            <text:p>misc.png</text:p>
          </table:table-cell>
          <table:table-cell table:number-columns-repeated="1023"/>
        </table:table-row>
        <table:table-row table:style-name="ro2">
          <table:table-cell office:value-type="string">
            <text:p>MiterJoin.png</text:p>
          </table:table-cell>
          <table:table-cell table:number-columns-repeated="1023"/>
        </table:table-row>
        <table:table-row table:style-name="ro2">
          <table:table-cell office:value-type="string">
            <text:p>MoveAsym.png</text:p>
          </table:table-cell>
          <table:table-cell table:number-columns-repeated="1023"/>
        </table:table-row>
        <table:table-row table:style-name="ro2">
          <table:table-cell office:value-type="string">
            <text:p>MoveKontrol.png</text:p>
          </table:table-cell>
          <table:table-cell table:number-columns-repeated="1023"/>
        </table:table-row>
        <table:table-row table:style-name="ro2">
          <table:table-cell office:value-type="string">
            <text:p>MoveNode.png</text:p>
          </table:table-cell>
          <table:table-cell table:number-columns-repeated="1023"/>
        </table:table-row>
        <table:table-row table:style-name="ro2">
          <table:table-cell office:value-type="string">
            <text:p>mover.png</text:p>
          </table:table-cell>
          <table:table-cell table:number-columns-repeated="1023"/>
        </table:table-row>
        <table:table-row table:style-name="ro2">
          <table:table-cell office:value-type="string">
            <text:p>MoveSym.png</text:p>
          </table:table-cell>
          <table:table-cell table:number-columns-repeated="1023"/>
        </table:table-row>
        <table:table-row table:style-name="ro2">
          <table:table-cell office:value-type="string">
            <text:p>noicon.xpm</text:p>
          </table:table-cell>
          <table:table-cell table:number-columns-repeated="1023"/>
        </table:table-row>
        <table:table-row table:style-name="ro2">
          <table:table-cell office:value-type="string">
            <text:p>NoPrint.png</text:p>
          </table:table-cell>
          <table:table-cell table:number-columns-repeated="1023"/>
        </table:table-row>
        <table:table-row table:style-name="ro2">
          <table:table-cell office:value-type="string">
            <text:p>ok.png</text:p>
          </table:table-cell>
          <table:table-cell table:number-columns-repeated="1023"/>
        </table:table-row>
        <table:table-row table:style-name="ro6">
          <table:table-cell office:value-type="string">
            <text:p>ok22.png</text:p>
          </table:table-cell>
          <table:table-cell table:number-columns-repeated="1023"/>
        </table:table-row>
        <table:table-row table:style-name="ro2">
          <table:table-cell office:value-type="string">
            <text:p>ooo_draw.png</text:p>
          </table:table-cell>
          <table:table-cell table:number-columns-repeated="1023"/>
        </table:table-row>
        <table:table-row table:style-name="ro2">
          <table:table-cell office:value-type="string">
            <text:p>ooo_writer.png</text:p>
          </table:table-cell>
          <table:table-cell table:number-columns-repeated="1023"/>
        </table:table-row>
        <table:table-row table:style-name="ro2">
          <table:table-cell office:value-type="string">
            <text:p>outlined.png</text:p>
          </table:table-cell>
          <table:table-cell table:number-columns-repeated="1023"/>
        </table:table-row>
        <table:table-row table:style-name="ro2">
          <table:table-cell office:value-type="string">
            <text:p>page-3fold.png</text:p>
          </table:table-cell>
          <table:table-cell table:number-columns-repeated="1023"/>
        </table:table-row>
        <table:table-row table:style-name="ro2">
          <table:table-cell office:value-type="string">
            <text:p>page-4fold.png</text:p>
          </table:table-cell>
          <table:table-cell table:number-columns-repeated="1023"/>
        </table:table-row>
        <table:table-row table:style-name="ro2">
          <table:table-cell office:value-type="string">
            <text:p>page-doublesided.png</text:p>
          </table:table-cell>
          <table:table-cell table:number-columns-repeated="1023"/>
        </table:table-row>
        <table:table-row table:style-name="ro2">
          <table:table-cell office:value-type="string">
            <text:p>page-simple.png</text:p>
          </table:table-cell>
          <table:table-cell table:number-columns-repeated="1023"/>
        </table:table-row>
        <table:table-row table:style-name="ro2">
          <table:table-cell office:value-type="string">
            <text:p>pdf-annotations.png</text:p>
          </table:table-cell>
          <table:table-cell table:number-columns-repeated="1023"/>
        </table:table-row>
        <table:table-row table:style-name="ro2">
          <table:table-cell office:value-type="string">
            <text:p>pdf.png</text:p>
          </table:table-cell>
          <table:table-cell table:number-columns-repeated="1023"/>
        </table:table-row>
        <table:table-row table:style-name="ro2">
          <table:table-cell office:value-type="string">
            <text:p>penciladd.png</text:p>
          </table:table-cell>
          <table:table-cell table:number-columns-repeated="1023"/>
        </table:table-row>
        <table:table-row table:style-name="ro2">
          <table:table-cell office:value-type="string">
            <text:p>pencilsub.png</text:p>
          </table:table-cell>
          <table:table-cell table:number-columns-repeated="1023"/>
        </table:table-row>
        <table:table-row table:style-name="ro2">
          <table:table-cell office:value-type="string">
            <text:p>plugins.png</text:p>
          </table:table-cell>
          <table:table-cell table:number-columns-repeated="1023"/>
        </table:table-row>
        <table:table-row table:style-name="ro2">
          <table:table-cell office:value-type="string">
            <text:p>pointer.png</text:p>
          </table:table-cell>
          <table:table-cell table:number-columns-repeated="1023"/>
        </table:table-row>
        <table:table-row table:style-name="ro2">
          <table:table-cell office:value-type="string">
            <text:p>PolyCut.png</text:p>
          </table:table-cell>
          <table:table-cell table:number-columns-repeated="1023"/>
        </table:table-row>
        <table:table-row table:style-name="ro2">
          <table:table-cell office:value-type="string">
            <text:p>postscript.png</text:p>
          </table:table-cell>
          <table:table-cell table:number-columns-repeated="1023"/>
        </table:table-row>
        <table:table-row table:style-name="ro2">
          <table:table-cell office:value-type="string">
            <text:p>preflight-verifier.png</text:p>
          </table:table-cell>
          <table:table-cell table:number-columns-repeated="1023"/>
        </table:table-row>
        <table:table-row table:style-name="ro2">
          <table:table-cell office:value-type="string">
            <text:p>previewOff.png</text:p>
          </table:table-cell>
          <table:table-cell table:number-columns-repeated="1023"/>
        </table:table-row>
        <table:table-row table:style-name="ro2">
          <table:table-cell office:value-type="string">
            <text:p>previewOn.png</text:p>
          </table:table-cell>
          <table:table-cell table:number-columns-repeated="1023"/>
        </table:table-row>
        <table:table-row table:style-name="ro2">
          <table:table-cell office:value-type="string">
            <text:p>printer.png</text:p>
          </table:table-cell>
          <table:table-cell table:number-columns-repeated="1023"/>
        </table:table-row>
        <table:table-row table:style-name="ro2">
          <table:table-cell office:value-type="string">
            <text:p>python.png</text:p>
          </table:table-cell>
          <table:table-cell table:number-columns-repeated="1023"/>
        </table:table-row>
        <table:table-row table:style-name="ro2">
          <table:table-cell office:value-type="string">
            <text:p>raise-to-top.png</text:p>
          </table:table-cell>
          <table:table-cell table:number-columns-repeated="1023"/>
        </table:table-row>
        <table:table-row table:style-name="ro2">
          <table:table-cell office:value-type="string">
            <text:p>raise.png</text:p>
          </table:table-cell>
          <table:table-cell table:number-columns-repeated="1023"/>
        </table:table-row>
        <table:table-row table:style-name="ro2">
          <table:table-cell office:value-type="string">
            <text:p>register.png</text:p>
          </table:table-cell>
          <table:table-cell table:number-columns-repeated="1023"/>
        </table:table-row>
        <table:table-row table:style-name="ro2">
          <table:table-cell office:value-type="string">
            <text:p>reload.png</text:p>
          </table:table-cell>
          <table:table-cell table:number-columns-repeated="1023"/>
        </table:table-row>
        <table:table-row table:style-name="ro6">
          <table:table-cell office:value-type="string">
            <text:p>reload16.png</text:p>
          </table:table-cell>
          <table:table-cell table:number-columns-repeated="1023"/>
        </table:table-row>
        <table:table-row table:style-name="ro6">
          <table:table-cell office:value-type="string">
            <text:p>Reset1Node.png</text:p>
          </table:table-cell>
          <table:table-cell table:number-columns-repeated="1023"/>
        </table:table-row>
        <table:table-row table:style-name="ro2">
          <table:table-cell office:value-type="string">
            <text:p>ResetNode.png</text:p>
          </table:table-cell>
          <table:table-cell table:number-columns-repeated="1023"/>
        </table:table-row>
        <table:table-row table:style-name="ro2">
          <table:table-cell office:value-type="string">
            <text:p>Revers.png</text:p>
          </table:table-cell>
          <table:table-cell table:number-columns-repeated="1023"/>
        </table:table-row>
        <table:table-row table:style-name="ro2">
          <table:table-cell office:value-type="string">
            <text:p>revert.png</text:p>
          </table:table-cell>
          <table:table-cell table:number-columns-repeated="1023"/>
        </table:table-row>
        <table:table-row table:style-name="ro2">
          <table:table-cell office:value-type="string">
            <text:p>rgb.png</text:p>
          </table:table-cell>
          <table:table-cell table:number-columns-repeated="1023"/>
        </table:table-row>
        <table:table-row table:style-name="ro2">
          <table:table-cell office:value-type="string">
            <text:p>rightindent.png</text:p>
          </table:table-cell>
          <table:table-cell table:number-columns-repeated="1023"/>
        </table:table-row>
        <table:table-row table:style-name="ro2">
          <table:table-cell office:value-type="string">
            <text:p>rotate_ccw.png</text:p>
          </table:table-cell>
          <table:table-cell table:number-columns-repeated="1023"/>
        </table:table-row>
        <table:table-row table:style-name="ro2">
          <table:table-cell office:value-type="string">
            <text:p>rotate_cw.png</text:p>
          </table:table-cell>
          <table:table-cell table:number-columns-repeated="1023"/>
        </table:table-row>
        <table:table-row table:style-name="ro6">
          <table:table-cell office:value-type="string">
            <text:p>Rotieren2.png</text:p>
          </table:table-cell>
          <table:table-cell table:number-columns-repeated="1023"/>
        </table:table-row>
        <table:table-row table:style-name="ro6">
          <table:table-cell office:value-type="string">
            <text:p>Rotieren2.xpm</text:p>
          </table:table-cell>
          <table:table-cell table:number-columns-repeated="1023"/>
        </table:table-row>
        <table:table-row table:style-name="ro2">
          <table:table-cell office:value-type="string">
            <text:p>RoundCap.png</text:p>
          </table:table-cell>
          <table:table-cell table:number-columns-repeated="1023"/>
        </table:table-row>
        <table:table-row table:style-name="ro2">
          <table:table-cell office:value-type="string">
            <text:p>RoundJoin.png</text:p>
          </table:table-cell>
          <table:table-cell table:number-columns-repeated="1023"/>
        </table:table-row>
        <table:table-row table:style-name="ro2">
          <table:table-cell office:value-type="string">
            <text:p>scale.png</text:p>
          </table:table-cell>
          <table:table-cell table:number-columns-repeated="1023"/>
        </table:table-row>
        <table:table-row table:style-name="ro2">
          <table:table-cell office:value-type="string">
            <text:p>scrap.png</text:p>
          </table:table-cell>
          <table:table-cell table:number-columns-repeated="1023"/>
        </table:table-row>
        <table:table-row table:style-name="ro2">
          <table:table-cell office:value-type="string">
            <text:p>screen.png</text:p>
          </table:table-cell>
          <table:table-cell table:number-columns-repeated="1023"/>
        </table:table-row>
        <table:table-row table:style-name="ro2">
          <table:table-cell office:value-type="string">
            <text:p>scribus_logo.png</text:p>
          </table:table-cell>
          <table:table-cell table:number-columns-repeated="1023"/>
        </table:table-row>
        <table:table-row table:style-name="ro2">
          <table:table-cell office:value-type="string">
            <text:p>scribus.png</text:p>
          </table:table-cell>
          <table:table-cell table:number-columns-repeated="1023"/>
        </table:table-row>
        <table:table-row table:style-name="ro2">
          <table:table-cell office:value-type="string">
            <text:p>scribusdoc.png</text:p>
          </table:table-cell>
          <table:table-cell table:number-columns-repeated="1023"/>
        </table:table-row>
        <table:table-row table:style-name="ro6">
          <table:table-cell office:value-type="string">
            <text:p>scribusdoc16.png</text:p>
          </table:table-cell>
          <table:table-cell table:number-columns-repeated="1023"/>
        </table:table-row>
        <table:table-row table:style-name="ro2">
          <table:table-cell office:value-type="string">
            <text:p>shade.png</text:p>
          </table:table-cell>
          <table:table-cell table:number-columns-repeated="1023"/>
        </table:table-row>
        <table:table-row table:style-name="ro2">
          <table:table-cell office:value-type="string">
            <text:p>shadow.png</text:p>
          </table:table-cell>
          <table:table-cell table:number-columns-repeated="1023"/>
        </table:table-row>
        <table:table-row table:style-name="ro2">
          <table:table-cell office:value-type="string">
            <text:p>shortwords.png</text:p>
          </table:table-cell>
          <table:table-cell table:number-columns-repeated="1023"/>
        </table:table-row>
        <table:table-row table:style-name="ro2">
          <table:table-cell office:value-type="string">
            <text:p>show-object.png</text:p>
          </table:table-cell>
          <table:table-cell table:number-columns-repeated="1023"/>
        </table:table-row>
        <table:table-row table:style-name="ro2">
          <table:table-cell office:value-type="string">
            <text:p>spacewidth.png</text:p>
          </table:table-cell>
          <table:table-cell table:number-columns-repeated="1023"/>
        </table:table-row>
        <table:table-row table:style-name="ro2">
          <table:table-cell office:value-type="string">
            <text:p>Spacing.xpm</text:p>
          </table:table-cell>
          <table:table-cell table:number-columns-repeated="1023"/>
        </table:table-row>
        <table:table-row table:style-name="ro2">
          <table:table-cell office:value-type="string">
            <text:p>spiral.png</text:p>
          </table:table-cell>
          <table:table-cell table:number-columns-repeated="1023"/>
        </table:table-row>
        <table:table-row table:style-name="ro2">
          <table:table-cell office:value-type="string">
            <text:p>Splash.png</text:p>
          </table:table-cell>
          <table:table-cell table:number-columns-repeated="1023"/>
        </table:table-row>
        <table:table-row table:style-name="ro2">
          <table:table-cell office:value-type="string">
            <text:p>spline.png</text:p>
          </table:table-cell>
          <table:table-cell table:number-columns-repeated="1023"/>
        </table:table-row>
        <table:table-row table:style-name="ro6">
          <table:table-cell office:value-type="string">
            <text:p>spline16.png</text:p>
          </table:table-cell>
          <table:table-cell table:number-columns-repeated="1023"/>
        </table:table-row>
        <table:table-row table:style-name="ro2">
          <table:table-cell office:value-type="string">
            <text:p>Split.png</text:p>
          </table:table-cell>
          <table:table-cell table:number-columns-repeated="1023"/>
        </table:table-row>
        <table:table-row table:style-name="ro2">
          <table:table-cell office:value-type="string">
            <text:p>spot.png</text:p>
          </table:table-cell>
          <table:table-cell table:number-columns-repeated="1023"/>
        </table:table-row>
        <table:table-row table:style-name="ro2">
          <table:table-cell office:value-type="string">
            <text:p>SquareCap.png</text:p>
          </table:table-cell>
          <table:table-cell table:number-columns-repeated="1023"/>
        </table:table-row>
        <table:table-row table:style-name="ro2">
          <table:table-cell office:value-type="string">
            <text:p>Stift.xpm</text:p>
          </table:table-cell>
          <table:table-cell table:number-columns-repeated="1023"/>
        </table:table-row>
        <table:table-row table:style-name="ro6">
          <table:table-cell office:value-type="string">
            <text:p>Stift16.xpm</text:p>
          </table:table-cell>
          <table:table-cell table:number-columns-repeated="1023"/>
        </table:table-row>
        <table:table-row table:style-name="ro2">
          <table:table-cell office:value-type="string">
            <text:p>story-editor.png</text:p>
          </table:table-cell>
          <table:table-cell table:number-columns-repeated="1023"/>
        </table:table-row>
        <table:table-row table:style-name="ro2">
          <table:table-cell office:value-type="string">
            <text:p>Strike.xpm</text:p>
          </table:table-cell>
          <table:table-cell table:number-columns-repeated="1023"/>
        </table:table-row>
        <table:table-row table:style-name="ro2">
          <table:table-cell office:value-type="string">
            <text:p>stroke-cap-butt.png</text:p>
          </table:table-cell>
          <table:table-cell table:number-columns-repeated="1023"/>
        </table:table-row>
        <table:table-row table:style-name="ro2">
          <table:table-cell office:value-type="string">
            <text:p>stroke-cap-round.png</text:p>
          </table:table-cell>
          <table:table-cell table:number-columns-repeated="1023"/>
        </table:table-row>
        <table:table-row table:style-name="ro2">
          <table:table-cell office:value-type="string">
            <text:p>stroke-cap-square.png</text:p>
          </table:table-cell>
          <table:table-cell table:number-columns-repeated="1023"/>
        </table:table-row>
        <table:table-row table:style-name="ro2">
          <table:table-cell office:value-type="string">
            <text:p>stroke-join-bevel.png</text:p>
          </table:table-cell>
          <table:table-cell table:number-columns-repeated="1023"/>
        </table:table-row>
        <table:table-row table:style-name="ro2">
          <table:table-cell office:value-type="string">
            <text:p>stroke-join-miter.png</text:p>
          </table:table-cell>
          <table:table-cell table:number-columns-repeated="1023"/>
        </table:table-row>
        <table:table-row table:style-name="ro2">
          <table:table-cell office:value-type="string">
            <text:p>stroke-join-round.png</text:p>
          </table:table-cell>
          <table:table-cell table:number-columns-repeated="1023"/>
        </table:table-row>
        <table:table-row table:style-name="ro2">
          <table:table-cell office:value-type="string">
            <text:p>swap-left.png</text:p>
          </table:table-cell>
          <table:table-cell table:number-columns-repeated="1023"/>
        </table:table-row>
        <table:table-row table:style-name="ro2">
          <table:table-cell office:value-type="string">
            <text:p>swap-right.png</text:p>
          </table:table-cell>
          <table:table-cell table:number-columns-repeated="1023"/>
        </table:table-row>
        <table:table-row table:style-name="ro2">
          <table:table-cell office:value-type="string">
            <text:p>tab.png</text:p>
          </table:table-cell>
          <table:table-cell table:number-columns-repeated="1023"/>
        </table:table-row>
        <table:table-row table:style-name="ro2">
          <table:table-cell office:value-type="string">
            <text:p>tabtocindex.png</text:p>
          </table:table-cell>
          <table:table-cell table:number-columns-repeated="1023"/>
        </table:table-row>
        <table:table-row table:style-name="ro2">
          <table:table-cell office:value-type="string">
            <text:p>testfill.png</text:p>
          </table:table-cell>
          <table:table-cell table:number-columns-repeated="1023"/>
        </table:table-row>
        <table:table-row table:style-name="ro2">
          <table:table-cell office:value-type="string">
            <text:p>text-field.png</text:p>
          </table:table-cell>
          <table:table-cell table:number-columns-repeated="1023"/>
        </table:table-row>
        <table:table-row table:style-name="ro2">
          <table:table-cell office:value-type="string">
            <text:p>text-frame-link.png</text:p>
          </table:table-cell>
          <table:table-cell table:number-columns-repeated="1023"/>
        </table:table-row>
        <table:table-row table:style-name="ro2">
          <table:table-cell office:value-type="string">
            <text:p>text-frame-unlink.png</text:p>
          </table:table-cell>
          <table:table-cell table:number-columns-repeated="1023"/>
        </table:table-row>
        <table:table-row table:style-name="ro2">
          <table:table-cell office:value-type="string">
            <text:p>textbase.png</text:p>
          </table:table-cell>
          <table:table-cell table:number-columns-repeated="1023"/>
        </table:table-row>
        <table:table-row table:style-name="ro2">
          <table:table-cell office:value-type="string">
            <text:p>textkern.png</text:p>
          </table:table-cell>
          <table:table-cell table:number-columns-repeated="1023"/>
        </table:table-row>
        <table:table-row table:style-name="ro2">
          <table:table-cell office:value-type="string">
            <text:p>textscaleh.png</text:p>
          </table:table-cell>
          <table:table-cell table:number-columns-repeated="1023"/>
        </table:table-row>
        <table:table-row table:style-name="ro2">
          <table:table-cell office:value-type="string">
            <text:p>textscalev.png</text:p>
          </table:table-cell>
          <table:table-cell table:number-columns-repeated="1023"/>
        </table:table-row>
        <table:table-row table:style-name="ro2">
          <table:table-cell office:value-type="string">
            <text:p>Tief.xpm</text:p>
          </table:table-cell>
          <table:table-cell table:number-columns-repeated="1023"/>
        </table:table-row>
        <table:table-row table:style-name="ro2">
          <table:table-cell office:value-type="string">
            <text:p>tools.png</text:p>
          </table:table-cell>
          <table:table-cell table:number-columns-repeated="1023"/>
        </table:table-row>
        <table:table-row table:style-name="ro2">
          <table:table-cell office:value-type="string">
            <text:p>transform-rotate.png</text:p>
          </table:table-cell>
          <table:table-cell table:number-columns-repeated="1023"/>
        </table:table-row>
        <table:table-row table:style-name="ro2">
          <table:table-cell office:value-type="string">
            <text:p>transform-shear-down.png</text:p>
          </table:table-cell>
          <table:table-cell table:number-columns-repeated="1023"/>
        </table:table-row>
        <table:table-row table:style-name="ro2">
          <table:table-cell office:value-type="string">
            <text:p>transform-shear-left.png</text:p>
          </table:table-cell>
          <table:table-cell table:number-columns-repeated="1023"/>
        </table:table-row>
        <table:table-row table:style-name="ro2">
          <table:table-cell office:value-type="string">
            <text:p>transform-shear-right.png</text:p>
          </table:table-cell>
          <table:table-cell table:number-columns-repeated="1023"/>
        </table:table-row>
        <table:table-row table:style-name="ro2">
          <table:table-cell office:value-type="string">
            <text:p>transform-shear-up.png</text:p>
          </table:table-cell>
          <table:table-cell table:number-columns-repeated="1023"/>
        </table:table-row>
        <table:table-row table:style-name="ro2">
          <table:table-cell office:value-type="string">
            <text:p>trashcan.png</text:p>
          </table:table-cell>
          <table:table-cell table:number-columns-repeated="1023"/>
        </table:table-row>
        <table:table-row table:style-name="ro6">
          <table:table-cell office:value-type="string">
            <text:p>trashcan2.png</text:p>
          </table:table-cell>
          <table:table-cell table:number-columns-repeated="1023"/>
        </table:table-row>
        <table:table-row table:style-name="ro2">
          <table:table-cell office:value-type="string">
            <text:p>triangle.png</text:p>
          </table:table-cell>
          <table:table-cell table:number-columns-repeated="1023"/>
        </table:table-row>
        <table:table-row table:style-name="ro2">
          <table:table-cell office:value-type="string">
            <text:p>txt.png</text:p>
          </table:table-cell>
          <table:table-cell table:number-columns-repeated="1023"/>
        </table:table-row>
        <table:table-row table:style-name="ro2">
          <table:table-cell office:value-type="string">
            <text:p>typography.png</text:p>
          </table:table-cell>
          <table:table-cell table:number-columns-repeated="1023"/>
        </table:table-row>
        <table:table-row table:style-name="ro2">
          <table:table-cell office:value-type="string">
            <text:p>u_align.png</text:p>
          </table:table-cell>
          <table:table-cell table:number-columns-repeated="1023"/>
        </table:table-row>
        <table:table-row table:style-name="ro2">
          <table:table-cell office:value-type="string">
            <text:p>u_arrow.png</text:p>
          </table:table-cell>
          <table:table-cell table:number-columns-repeated="1023"/>
        </table:table-row>
        <table:table-row table:style-name="ro2">
          <table:table-cell office:value-type="string">
            <text:p>u_create.png</text:p>
          </table:table-cell>
          <table:table-cell table:number-columns-repeated="1023"/>
        </table:table-row>
        <table:table-row table:style-name="ro2">
          <table:table-cell office:value-type="string">
            <text:p>u_cut.png</text:p>
          </table:table-cell>
          <table:table-cell table:number-columns-repeated="1023"/>
        </table:table-row>
        <table:table-row table:style-name="ro2">
          <table:table-cell office:value-type="string">
            <text:p>u_delete.png</text:p>
          </table:table-cell>
          <table:table-cell table:number-columns-repeated="1023"/>
        </table:table-row>
        <table:table-row table:style-name="ro2">
          <table:table-cell office:value-type="string">
            <text:p>u_disableprint.png</text:p>
          </table:table-cell>
          <table:table-cell table:number-columns-repeated="1023"/>
        </table:table-row>
        <table:table-row table:style-name="ro2">
          <table:table-cell office:value-type="string">
            <text:p>u_enableprint.png</text:p>
          </table:table-cell>
          <table:table-cell table:number-columns-repeated="1023"/>
        </table:table-row>
        <table:table-row table:style-name="ro2">
          <table:table-cell office:value-type="string">
            <text:p>u_eps.png</text:p>
          </table:table-cell>
          <table:table-cell table:number-columns-repeated="1023"/>
        </table:table-row>
        <table:table-row table:style-name="ro2">
          <table:table-cell office:value-type="string">
            <text:p>u_fill.png</text:p>
          </table:table-cell>
          <table:table-cell table:number-columns-repeated="1023"/>
        </table:table-row>
        <table:table-row table:style-name="ro2">
          <table:table-cell office:value-type="string">
            <text:p>u_fliph.png</text:p>
          </table:table-cell>
          <table:table-cell table:number-columns-repeated="1023"/>
        </table:table-row>
        <table:table-row table:style-name="ro2">
          <table:table-cell office:value-type="string">
            <text:p>u_flipv.png</text:p>
          </table:table-cell>
          <table:table-cell table:number-columns-repeated="1023"/>
        </table:table-row>
        <table:table-row table:style-name="ro2">
          <table:table-cell office:value-type="string">
            <text:p>u_font.png</text:p>
          </table:table-cell>
          <table:table-cell table:number-columns-repeated="1023"/>
        </table:table-row>
        <table:table-row table:style-name="ro2">
          <table:table-cell office:value-type="string">
            <text:p>u_group.png</text:p>
          </table:table-cell>
          <table:table-cell table:number-columns-repeated="1023"/>
        </table:table-row>
        <table:table-row table:style-name="ro2">
          <table:table-cell office:value-type="string">
            <text:p>u_line.png</text:p>
          </table:table-cell>
          <table:table-cell table:number-columns-repeated="1023"/>
        </table:table-row>
        <table:table-row table:style-name="ro2">
          <table:table-cell office:value-type="string">
            <text:p>u_lock.png</text:p>
          </table:table-cell>
          <table:table-cell table:number-columns-repeated="1023"/>
        </table:table-row>
        <table:table-row table:style-name="ro2">
          <table:table-cell office:value-type="string">
            <text:p>u_margins_locked.png</text:p>
          </table:table-cell>
          <table:table-cell table:number-columns-repeated="1023"/>
        </table:table-row>
        <table:table-row table:style-name="ro2">
          <table:table-cell office:value-type="string">
            <text:p>u_margins.png</text:p>
          </table:table-cell>
          <table:table-cell table:number-columns-repeated="1023"/>
        </table:table-row>
        <table:table-row table:style-name="ro2">
          <table:table-cell office:value-type="string">
            <text:p>u_move.png</text:p>
          </table:table-cell>
          <table:table-cell table:number-columns-repeated="1023"/>
        </table:table-row>
        <table:table-row table:style-name="ro2">
          <table:table-cell office:value-type="string">
            <text:p>u_multiple.png</text:p>
          </table:table-cell>
          <table:table-cell table:number-columns-repeated="1023"/>
        </table:table-row>
        <table:table-row table:style-name="ro2">
          <table:table-cell office:value-type="string">
            <text:p>u_redo.png</text:p>
          </table:table-cell>
          <table:table-cell table:number-columns-repeated="1023"/>
        </table:table-row>
        <table:table-row table:style-name="ro2">
          <table:table-cell office:value-type="string">
            <text:p>u_redo16.png</text:p>
          </table:table-cell>
          <table:table-cell table:number-columns-repeated="1023"/>
        </table:table-row>
        <table:table-row table:style-name="ro2">
          <table:table-cell office:value-type="string">
            <text:p>u_resize.png</text:p>
          </table:table-cell>
          <table:table-cell table:number-columns-repeated="1023"/>
        </table:table-row>
        <table:table-row table:style-name="ro2">
          <table:table-cell office:value-type="string">
            <text:p>u_rotate.png</text:p>
          </table:table-cell>
          <table:table-cell table:number-columns-repeated="1023"/>
        </table:table-row>
        <table:table-row table:style-name="ro2">
          <table:table-cell office:value-type="string">
            <text:p>u_scale_image.png</text:p>
          </table:table-cell>
          <table:table-cell table:number-columns-repeated="1023"/>
        </table:table-row>
        <table:table-row table:style-name="ro2">
          <table:table-cell office:value-type="string">
            <text:p>u_shade.png</text:p>
          </table:table-cell>
          <table:table-cell table:number-columns-repeated="1023"/>
        </table:table-row>
        <table:table-row table:style-name="ro2">
          <table:table-cell office:value-type="string">
            <text:p>u_shape.png</text:p>
          </table:table-cell>
          <table:table-cell table:number-columns-repeated="1023"/>
        </table:table-row>
        <table:table-row table:style-name="ro2">
          <table:table-cell office:value-type="string">
            <text:p>u_svg.png</text:p>
          </table:table-cell>
          <table:table-cell table:number-columns-repeated="1023"/>
        </table:table-row>
        <table:table-row table:style-name="ro2">
          <table:table-cell office:value-type="string">
            <text:p>u_transp.png</text:p>
          </table:table-cell>
          <table:table-cell table:number-columns-repeated="1023"/>
        </table:table-row>
        <table:table-row table:style-name="ro2">
          <table:table-cell office:value-type="string">
            <text:p>u_undo.png</text:p>
          </table:table-cell>
          <table:table-cell table:number-columns-repeated="1023"/>
        </table:table-row>
        <table:table-row table:style-name="ro2">
          <table:table-cell office:value-type="string">
            <text:p>u_undo16.png</text:p>
          </table:table-cell>
          <table:table-cell table:number-columns-repeated="1023"/>
        </table:table-row>
        <table:table-row table:style-name="ro2">
          <table:table-cell office:value-type="string">
            <text:p>u_unlock.png</text:p>
          </table:table-cell>
          <table:table-cell table:number-columns-repeated="1023"/>
        </table:table-row>
        <table:table-row table:style-name="ro2">
          <table:table-cell office:value-type="string">
            <text:p>ungroup.png</text:p>
          </table:table-cell>
          <table:table-cell table:number-columns-repeated="1023"/>
        </table:table-row>
        <table:table-row table:style-name="ro2">
          <table:table-cell office:value-type="string">
            <text:p>unlock.png</text:p>
          </table:table-cell>
          <table:table-cell table:number-columns-repeated="1023"/>
        </table:table-row>
        <table:table-row table:style-name="ro2">
          <table:table-cell office:value-type="string">
            <text:p>Unlock.xpm</text:p>
          </table:table-cell>
          <table:table-cell table:number-columns-repeated="1023"/>
        </table:table-row>
        <table:table-row table:style-name="ro2">
          <table:table-cell office:value-type="string">
            <text:p>Unter.xpm</text:p>
          </table:table-cell>
          <table:table-cell table:number-columns-repeated="1023"/>
        </table:table-row>
        <table:table-row table:style-name="ro2">
          <table:table-cell office:value-type="string">
            <text:p>vectorgfx.png</text:p>
          </table:table-cell>
          <table:table-cell table:number-columns-repeated="1023"/>
        </table:table-row>
        <table:table-row table:style-name="ro2">
          <table:table-cell office:value-type="string">
            <text:p>view.png</text:p>
          </table:table-cell>
          <table:table-cell table:number-columns-repeated="1023"/>
        </table:table-row>
        <table:table-row table:style-name="ro6">
          <table:table-cell office:value-type="string">
            <text:p>viewmag1.png</text:p>
          </table:table-cell>
          <table:table-cell table:number-columns-repeated="1023"/>
        </table:table-row>
        <table:table-row table:style-name="ro2">
          <table:table-cell office:value-type="string">
            <text:p>viewmagin.png</text:p>
          </table:table-cell>
          <table:table-cell table:number-columns-repeated="1023"/>
        </table:table-row>
        <table:table-row table:style-name="ro2">
          <table:table-cell office:value-type="string">
            <text:p>viewmagout.png</text:p>
          </table:table-cell>
          <table:table-cell table:number-columns-repeated="1023"/>
        </table:table-row>
        <table:table-row table:style-name="ro2">
          <table:table-cell office:value-type="string">
            <text:p>vmirror.png</text:p>
          </table:table-cell>
          <table:table-cell table:number-columns-repeated="1023"/>
        </table:table-row>
        <table:table-row table:style-name="ro2">
          <table:table-cell office:value-type="string">
            <text:p>vpl.png</text:p>
          </table:table-cell>
          <table:table-cell table:number-columns-repeated="1023"/>
        </table:table-row>
        <table:table-row table:style-name="ro2">
          <table:table-cell office:value-type="string">
            <text:p>Winkel.xpm</text:p>
          </table:table-cell>
          <table:table-cell table:number-columns-repeated="1023"/>
        </table:table-row>
        <table:table-row table:style-name="ro2">
          <table:table-cell office:value-type="string">
            <text:p>wizard.png</text:p>
          </table:table-cell>
          <table:table-cell table:number-columns-repeated="1023"/>
        </table:table-row>
        <table:table-row table:style-name="ro6">
          <table:table-cell office:value-type="string">
            <text:p>wizard16.png</text:p>
          </table:table-cell>
          <table:table-cell table:number-columns-repeated="1023"/>
        </table:table-row>
        <table:table-row table:style-name="ro2">
          <table:table-cell office:value-type="string">
            <text:p>wordsOnly.png</text:p>
          </table:table-cell>
          <table:table-cell table:number-columns-repeated="1023"/>
        </table:table-row>
        <table:table-row table:style-name="ro2">
          <table:table-cell office:value-type="string">
            <text:p>Zeichen.xpm</text:p>
          </table:table-cell>
          <table:table-cell table:number-columns-repeated="1023"/>
        </table:table-row>
        <table:table-row table:style-name="ro2">
          <table:table-cell office:value-type="string">
            <text:p>zoom-in.png</text:p>
          </table:table-cell>
          <table:table-cell table:number-columns-repeated="1023"/>
        </table:table-row>
        <table:table-row table:style-name="ro2">
          <table:table-cell office:value-type="string">
            <text:p>zoom-original.png</text:p>
          </table:table-cell>
          <table:table-cell table:number-columns-repeated="1023"/>
        </table:table-row>
        <table:table-row table:style-name="ro2">
          <table:table-cell office:value-type="string">
            <text:p>zoom-out.png</text:p>
          </table:table-cell>
          <table:table-cell table:number-columns-repeated="1023"/>
        </table:table-row>
        <table:table-row table:style-name="ro2">
          <table:table-cell office:value-type="string">
            <text:p>zoom.png</text:p>
          </table:table-cell>
          <table:table-cell table:number-columns-repeated="1023"/>
        </table:table-row>
        <table:table-row table:style-name="ro6" table:number-rows-repeated="6484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8">18-09-2009</text:date>, <text:time>01:41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9-18T01:35:01</dc:date>
    <dc:language>pt-PT</dc:language>
    <meta:editing-cycles>86</meta:editing-cycles>
    <meta:editing-duration>PT70H09M01S</meta:editing-duration>
    <dc:creator>nuno pinheiro</dc:creator>
    <meta:document-statistic meta:table-count="1" meta:cell-count="2895" meta:object-count="0"/>
    <meta:user-defined meta:name="Info 1"/>
    <meta:user-defined meta:name="Info 2"/>
    <meta:user-defined meta:name="Info 3"/>
    <meta:user-defined meta:name="Info 4"/>
  </office:meta>
</office:document-meta>
</file>